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 style:writing-mode="lr-tb"/>
    </style:style>
    <style:style style:name="Tabelle2.A" style:family="table-column">
      <style:table-column-properties style:column-width="4.249cm" style:rel-column-width="16380*"/>
    </style:style>
    <style:style style:name="Tabelle2.B" style:family="table-column">
      <style:table-column-properties style:column-width="5.045cm" style:rel-column-width="19446*"/>
    </style:style>
    <style:style style:name="Tabelle2.C" style:family="table-column">
      <style:table-column-properties style:column-width="3.455cm" style:rel-column-width="13320*"/>
    </style:style>
    <style:style style:name="Tabelle2.D" style:family="table-column">
      <style:table-column-properties style:column-width="4.251cm" style:rel-column-width="16389*"/>
    </style:style>
    <style:style style:name="Tabelle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D1" style:family="table-cell">
      <style:table-cell-properties fo:background-color="#b2b2b2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" style:family="table">
      <style:table-properties style:width="9.504cm" table:align="left" style:writing-mode="lr-tb"/>
    </style:style>
    <style:style style:name="Tabelle11.A" style:family="table-column">
      <style:table-column-properties style:column-width="3.81cm"/>
    </style:style>
    <style:style style:name="Tabelle11.B" style:family="table-column">
      <style:table-column-properties style:column-width="4.001cm"/>
    </style:style>
    <style:style style:name="Tabelle11.C" style:family="table-column">
      <style:table-column-properties style:column-width="1.693cm"/>
    </style:style>
    <style:style style:name="Tabelle1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1.C1" style:family="table-cell">
      <style:table-cell-properties fo:background-color="#b2b2b2" fo:padding="0.097cm" fo:border="0.05pt solid #000000">
        <style:background-image/>
      </style:table-cell-properties>
    </style:style>
    <style:style style:name="Tabelle11.A2" style:family="table-cell">
      <style:table-cell-properties fo:padding="0.097cm" fo:border-left="0.05pt solid #000000" fo:border-right="none" fo:border-top="none" fo:border-bottom="0.05pt solid #000000"/>
    </style:style>
    <style:style style:name="Tabelle11.B2" style:family="table-cell">
      <style:table-cell-properties fo:padding="0.097cm" fo:border-left="0.05pt solid #000000" fo:border-right="none" fo:border-top="none" fo:border-bottom="0.05pt solid #000000"/>
    </style:style>
    <style:style style:name="Tabel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cm" table:align="margins" style:writing-mode="lr-tb"/>
    </style:style>
    <style:style style:name="Tabelle7.A" style:family="table-column">
      <style:table-column-properties style:column-width="1.397cm" style:rel-column-width="5385*"/>
    </style:style>
    <style:style style:name="Tabelle7.B" style:family="table-column">
      <style:table-column-properties style:column-width="3.493cm" style:rel-column-width="13463*"/>
    </style:style>
    <style:style style:name="Tabelle7.C" style:family="table-column">
      <style:table-column-properties style:column-width="4.403cm" style:rel-column-width="16971*"/>
    </style:style>
    <style:style style:name="Tabelle7.D" style:family="table-column">
      <style:table-column-properties style:column-width="2.709cm" style:rel-column-width="10444*"/>
    </style:style>
    <style:style style:name="Tabelle7.E" style:family="table-column">
      <style:table-column-properties style:column-width="4.999cm" style:rel-column-width="19272*"/>
    </style:style>
    <style:style style:name="Tabelle7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7.E1" style:family="table-cell">
      <style:table-cell-properties fo:background-color="#b2b2b2" fo:padding="0.097cm" fo:border="0.05pt solid #000000">
        <style:background-image/>
      </style:table-cell-properties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B2" style:family="table-cell">
      <style:table-cell-properties fo:padding="0.097cm" fo:border-left="0.05pt solid #000000" fo:border-right="none" fo:border-top="none" fo:border-bottom="0.05pt solid #000000"/>
    </style:style>
    <style:style style:name="Tabelle7.C2" style:family="table-cell">
      <style:table-cell-properties fo:padding="0.097cm" fo:border-left="0.05pt solid #000000" fo:border-right="none" fo:border-top="none" fo:border-bottom="0.05pt solid #000000"/>
    </style:style>
    <style:style style:name="Tabelle7.D2" style:family="table-cell">
      <style:table-cell-properties fo:padding="0.097cm" fo:border-left="0.05pt solid #000000" fo:border-right="none" fo:border-top="none" fo:border-bottom="0.05pt solid #000000"/>
    </style:style>
    <style:style style:name="Tabelle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3" style:family="table-cell">
      <style:table-cell-properties fo:padding="0.097cm" fo:border-left="0.05pt solid #000000" fo:border-right="none" fo:border-top="none" fo:border-bottom="0.05pt solid #000000"/>
    </style:style>
    <style:style style:name="Tabelle7.B3" style:family="table-cell">
      <style:table-cell-properties fo:padding="0.097cm" fo:border-left="0.05pt solid #000000" fo:border-right="none" fo:border-top="none" fo:border-bottom="0.05pt solid #000000"/>
    </style:style>
    <style:style style:name="Tabelle7.C3" style:family="table-cell">
      <style:table-cell-properties fo:padding="0.097cm" fo:border-left="0.05pt solid #000000" fo:border-right="none" fo:border-top="none" fo:border-bottom="0.05pt solid #000000"/>
    </style:style>
    <style:style style:name="Tabelle7.D3" style:family="table-cell">
      <style:table-cell-properties fo:padding="0.097cm" fo:border-left="0.05pt solid #000000" fo:border-right="none" fo:border-top="none" fo:border-bottom="0.05pt solid #000000"/>
    </style:style>
    <style:style style:name="Tabelle7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17cm" table:align="margins" style:writing-mode="lr-tb"/>
    </style:style>
    <style:style style:name="Tabelle8.A" style:family="table-column">
      <style:table-column-properties style:column-width="4.695cm" style:rel-column-width="18100*"/>
    </style:style>
    <style:style style:name="Tabelle8.B" style:family="table-column">
      <style:table-column-properties style:column-width="4.907cm" style:rel-column-width="18916*"/>
    </style:style>
    <style:style style:name="Tabelle8.C" style:family="table-column">
      <style:table-column-properties style:column-width="3.194cm" style:rel-column-width="12314*"/>
    </style:style>
    <style:style style:name="Tabelle8.D" style:family="table-column">
      <style:table-column-properties style:column-width="2cm" style:rel-column-width="7710*"/>
    </style:style>
    <style:style style:name="Tabelle8.E" style:family="table-column">
      <style:table-column-properties style:column-width="2.203cm" style:rel-column-width="8495*"/>
    </style:style>
    <style:style style:name="Tabelle8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8.E1" style:family="table-cell">
      <style:table-cell-properties fo:background-color="#b2b2b2" fo:padding="0.097cm" fo:border="0.05pt solid #000000">
        <style:background-image/>
      </style:table-cell-properties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B2" style:family="table-cell">
      <style:table-cell-properties fo:padding="0.097cm" fo:border-left="0.05pt solid #000000" fo:border-right="none" fo:border-top="none" fo:border-bottom="0.05pt solid #000000"/>
    </style:style>
    <style:style style:name="Tabelle8.C2" style:family="table-cell">
      <style:table-cell-properties fo:padding="0.097cm" fo:border-left="0.05pt solid #000000" fo:border-right="none" fo:border-top="none" fo:border-bottom="0.05pt solid #000000"/>
    </style:style>
    <style:style style:name="Tabelle8.D2" style:family="table-cell">
      <style:table-cell-properties fo:padding="0.097cm" fo:border-left="0.05pt solid #000000" fo:border-right="none" fo:border-top="none" fo:border-bottom="0.05pt solid #000000"/>
    </style:style>
    <style:style style:name="Tabelle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A3" style:family="table-cell">
      <style:table-cell-properties fo:padding="0.097cm" fo:border-left="0.05pt solid #000000" fo:border-right="none" fo:border-top="none" fo:border-bottom="0.05pt solid #000000"/>
    </style:style>
    <style:style style:name="Tabelle8.B3" style:family="table-cell">
      <style:table-cell-properties fo:padding="0.097cm" fo:border-left="0.05pt solid #000000" fo:border-right="none" fo:border-top="none" fo:border-bottom="0.05pt solid #000000"/>
    </style:style>
    <style:style style:name="Tabelle8.C3" style:family="table-cell">
      <style:table-cell-properties fo:padding="0.097cm" fo:border-left="0.05pt solid #000000" fo:border-right="none" fo:border-top="none" fo:border-bottom="0.05pt solid #000000"/>
    </style:style>
    <style:style style:name="Tabelle8.D3" style:family="table-cell">
      <style:table-cell-properties fo:padding="0.097cm" fo:border-left="0.05pt solid #000000" fo:border-right="none" fo:border-top="none" fo:border-bottom="0.05pt solid #000000"/>
    </style:style>
    <style:style style:name="Tabelle8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7cm" table:align="margins" style:writing-mode="lr-tb"/>
    </style:style>
    <style:style style:name="Tabelle9.A" style:family="table-column">
      <style:table-column-properties style:column-width="7.705cm" style:rel-column-width="29700*"/>
    </style:style>
    <style:style style:name="Tabelle9.B" style:family="table-column">
      <style:table-column-properties style:column-width="0.982cm" style:rel-column-width="3787*"/>
    </style:style>
    <style:style style:name="Tabelle9.C" style:family="table-column">
      <style:table-column-properties style:column-width="8.313cm" style:rel-column-width="32048*"/>
    </style:style>
    <style:style style:name="Tabelle9.A1" style:family="table-cell">
      <style:table-cell-properties fo:padding="0cm" fo:border="none"/>
    </style:style>
    <style:style style:name="Tabelle10" style:family="table">
      <style:table-properties style:width="8.297cm" table:align="left" style:writing-mode="lr-tb"/>
    </style:style>
    <style:style style:name="Tabelle10.A" style:family="table-column">
      <style:table-column-properties style:column-width="3.704cm"/>
    </style:style>
    <style:style style:name="Tabelle10.B" style:family="table-column">
      <style:table-column-properties style:column-width="3.196cm"/>
    </style:style>
    <style:style style:name="Tabelle10.C" style:family="table-column">
      <style:table-column-properties style:column-width="1.397cm"/>
    </style:style>
    <style:style style:name="Tabelle10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0.C1" style:family="table-cell">
      <style:table-cell-properties fo:background-color="#cccccc" fo:padding="0.097cm" fo:border="0.05pt solid #000000">
        <style:background-image/>
      </style:table-cell-properties>
    </style:style>
    <style:style style:name="Tabelle10.A2" style:family="table-cell">
      <style:table-cell-properties fo:padding="0.097cm" fo:border-left="0.05pt solid #000000" fo:border-right="none" fo:border-top="none" fo:border-bottom="0.05pt solid #000000"/>
    </style:style>
    <style:style style:name="Tabelle10.B2" style:family="table-cell">
      <style:table-cell-properties fo:padding="0.097cm" fo:border-left="0.05pt solid #000000" fo:border-right="none" fo:border-top="none" fo:border-bottom="0.05pt solid #000000"/>
    </style:style>
    <style:style style:name="Tabel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.A3" style:family="table-cell">
      <style:table-cell-properties fo:padding="0.097cm" fo:border-left="0.05pt solid #000000" fo:border-right="none" fo:border-top="none" fo:border-bottom="0.05pt solid #000000"/>
    </style:style>
    <style:style style:name="Tabelle10.B3" style:family="table-cell">
      <style:table-cell-properties fo:padding="0.097cm" fo:border-left="0.05pt solid #000000" fo:border-right="none" fo:border-top="none" fo:border-bottom="0.05pt solid #000000"/>
    </style:style>
    <style:style style:name="Tabelle1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.A4" style:family="table-cell">
      <style:table-cell-properties fo:padding="0.097cm" fo:border-left="0.05pt solid #000000" fo:border-right="none" fo:border-top="none" fo:border-bottom="0.05pt solid #000000"/>
    </style:style>
    <style:style style:name="Tabelle10.B4" style:family="table-cell">
      <style:table-cell-properties fo:padding="0.097cm" fo:border-left="0.05pt solid #000000" fo:border-right="none" fo:border-top="none" fo:border-bottom="0.05pt solid #000000"/>
    </style:style>
    <style:style style:name="Tabelle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 style:writing-mode="lr-tb"/>
    </style:style>
    <style:style style:name="Tabelle4.A" style:family="table-column">
      <style:table-column-properties style:column-width="1.397cm" style:rel-column-width="5385*"/>
    </style:style>
    <style:style style:name="Tabelle4.B" style:family="table-column">
      <style:table-column-properties style:column-width="3.493cm" style:rel-column-width="13463*"/>
    </style:style>
    <style:style style:name="Tabelle4.C" style:family="table-column">
      <style:table-column-properties style:column-width="4.403cm" style:rel-column-width="16971*"/>
    </style:style>
    <style:style style:name="Tabelle4.D" style:family="table-column">
      <style:table-column-properties style:column-width="2.709cm" style:rel-column-width="10444*"/>
    </style:style>
    <style:style style:name="Tabelle4.E" style:family="table-column">
      <style:table-column-properties style:column-width="4.999cm" style:rel-column-width="19272*"/>
    </style:style>
    <style:style style:name="Tabelle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4.E1" style:family="table-cell">
      <style:table-cell-properties fo:background-color="#b2b2b2" fo:padding="0.097cm" fo:border="0.05pt solid #000000">
        <style:background-image/>
      </style:table-cell-properties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none" fo:border-top="none" fo:border-bottom="0.05pt solid #000000"/>
    </style:style>
    <style:style style:name="Tabel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B3" style:family="table-cell">
      <style:table-cell-properties fo:padding="0.097cm" fo:border-left="0.05pt solid #000000" fo:border-right="none" fo:border-top="none" fo:border-bottom="0.05pt solid #000000"/>
    </style:style>
    <style:style style:name="Tabelle4.C3" style:family="table-cell">
      <style:table-cell-properties fo:padding="0.097cm" fo:border-left="0.05pt solid #000000" fo:border-right="none" fo:border-top="none" fo:border-bottom="0.05pt solid #000000"/>
    </style:style>
    <style:style style:name="Tabelle4.D3" style:family="table-cell">
      <style:table-cell-properties fo:padding="0.097cm" fo:border-left="0.05pt solid #000000" fo:border-right="none" fo:border-top="none" fo:border-bottom="0.05pt solid #000000"/>
    </style:style>
    <style:style style:name="Tabelle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 style:writing-mode="lr-tb"/>
    </style:style>
    <style:style style:name="Tabelle5.A" style:family="table-column">
      <style:table-column-properties style:column-width="4.695cm" style:rel-column-width="18100*"/>
    </style:style>
    <style:style style:name="Tabelle5.B" style:family="table-column">
      <style:table-column-properties style:column-width="4.907cm" style:rel-column-width="18916*"/>
    </style:style>
    <style:style style:name="Tabelle5.C" style:family="table-column">
      <style:table-column-properties style:column-width="3.194cm" style:rel-column-width="12314*"/>
    </style:style>
    <style:style style:name="Tabelle5.D" style:family="table-column">
      <style:table-column-properties style:column-width="2cm" style:rel-column-width="7710*"/>
    </style:style>
    <style:style style:name="Tabelle5.E" style:family="table-column">
      <style:table-column-properties style:column-width="2.203cm" style:rel-column-width="8495*"/>
    </style:style>
    <style:style style:name="Tabelle5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E1" style:family="table-cell">
      <style:table-cell-properties fo:background-color="#b2b2b2" fo:padding="0.097cm" fo:border="0.05pt solid #000000">
        <style:background-image/>
      </style:table-cell-properties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none" fo:border-top="none" fo:border-bottom="0.05pt solid #000000"/>
    </style:style>
    <style:style style:name="Tabelle5.C2" style:family="table-cell">
      <style:table-cell-properties fo:padding="0.097cm" fo:border-left="0.05pt solid #000000" fo:border-right="none" fo:border-top="none" fo:border-bottom="0.05pt solid #000000"/>
    </style:style>
    <style:style style:name="Tabelle5.D2" style:family="table-cell">
      <style:table-cell-properties fo:padding="0.097cm" fo:border-left="0.05pt solid #000000" fo:border-right="none" fo:border-top="none" fo:border-bottom="0.05pt solid #000000"/>
    </style:style>
    <style:style style:name="Tabel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3" style:family="table-cell">
      <style:table-cell-properties fo:padding="0.097cm" fo:border-left="0.05pt solid #000000" fo:border-right="none" fo:border-top="none" fo:border-bottom="0.05pt solid #000000"/>
    </style:style>
    <style:style style:name="Tabelle5.B3" style:family="table-cell">
      <style:table-cell-properties fo:padding="0.097cm" fo:border-left="0.05pt solid #000000" fo:border-right="none" fo:border-top="none" fo:border-bottom="0.05pt solid #000000"/>
    </style:style>
    <style:style style:name="Tabelle5.C3" style:family="table-cell">
      <style:table-cell-properties fo:padding="0.097cm" fo:border-left="0.05pt solid #000000" fo:border-right="none" fo:border-top="none" fo:border-bottom="0.05pt solid #000000"/>
    </style:style>
    <style:style style:name="Tabelle5.D3" style:family="table-cell">
      <style:table-cell-properties fo:padding="0.097cm" fo:border-left="0.05pt solid #000000" fo:border-right="none" fo:border-top="none" fo:border-bottom="0.05pt solid #000000"/>
    </style:style>
    <style:style style:name="Tabelle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7.493cm" table:align="left" style:writing-mode="lr-tb"/>
    </style:style>
    <style:style style:name="Tabelle6.A" style:family="table-column">
      <style:table-column-properties style:column-width="2.096cm"/>
    </style:style>
    <style:style style:name="Tabelle6.B" style:family="table-column">
      <style:table-column-properties style:column-width="3.408cm"/>
    </style:style>
    <style:style style:name="Tabelle6.C" style:family="table-column">
      <style:table-column-properties style:column-width="1.99cm"/>
    </style:style>
    <style:style style:name="Tabelle6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6.C1" style:family="table-cell">
      <style:table-cell-properties fo:background-color="#b2b2b2" fo:padding="0.097cm" fo:border="0.05pt solid #000000">
        <style:background-image/>
      </style:table-cell-properties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none" fo:border-top="none" fo:border-bottom="0.05pt solid #000000"/>
    </style:style>
    <style:style style:name="Tabel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3" style:family="table-cell">
      <style:table-cell-properties fo:padding="0.097cm" fo:border-left="0.05pt solid #000000" fo:border-right="none" fo:border-top="none" fo:border-bottom="0.05pt solid #000000"/>
    </style:style>
    <style:style style:name="Tabelle6.B3" style:family="table-cell">
      <style:table-cell-properties fo:padding="0.097cm" fo:border-left="0.05pt solid #000000" fo:border-right="none" fo:border-top="none" fo:border-bottom="0.05pt solid #000000"/>
    </style:style>
    <style:style style:name="Tabelle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 style:writing-mode="lr-tb"/>
    </style:style>
    <style:style style:name="Tabelle3.A" style:family="table-column">
      <style:table-column-properties style:column-width="1.799cm" style:rel-column-width="6935*"/>
    </style:style>
    <style:style style:name="Tabelle3.B" style:family="table-column">
      <style:table-column-properties style:column-width="4.297cm" style:rel-column-width="16563*"/>
    </style:style>
    <style:style style:name="Tabelle3.C" style:family="table-column">
      <style:table-column-properties style:column-width="3.408cm" style:rel-column-width="13136*"/>
    </style:style>
    <style:style style:name="Tabelle3.D" style:family="table-column">
      <style:table-column-properties style:column-width="3.196cm" style:rel-column-width="12320*"/>
    </style:style>
    <style:style style:name="Tabelle3.E" style:family="table-column">
      <style:table-column-properties style:column-width="2.15cm" style:rel-column-width="8288*"/>
    </style:style>
    <style:style style:name="Tabelle3.F" style:family="table-column">
      <style:table-column-properties style:column-width="2.152cm" style:rel-column-width="8293*"/>
    </style:style>
    <style:style style:name="Tabel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F1" style:family="table-cell">
      <style:table-cell-properties fo:background-color="#cccccc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none" fo:border-top="none" fo:border-bottom="0.05pt solid #000000"/>
    </style:style>
    <style:style style:name="Tabelle3.E2" style:family="table-cell">
      <style:table-cell-properties fo:padding="0.097cm" fo:border-left="0.05pt solid #000000" fo:border-right="none" fo:border-top="none" fo:border-bottom="0.05pt solid #000000"/>
    </style:style>
    <style:style style:name="Tabel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fo:padding="0.097cm" fo:border-left="0.05pt solid #000000" fo:border-right="none" fo:border-top="none" fo:border-bottom="0.05pt solid #000000"/>
    </style:style>
    <style:style style:name="Tabelle3.D3" style:family="table-cell">
      <style:table-cell-properties fo:padding="0.097cm" fo:border-left="0.05pt solid #000000" fo:border-right="none" fo:border-top="none" fo:border-bottom="0.05pt solid #000000"/>
    </style:style>
    <style:style style:name="Tabelle3.E3" style:family="table-cell">
      <style:table-cell-properties fo:padding="0.097cm" fo:border-left="0.05pt solid #000000" fo:border-right="none" fo:border-top="none" fo:border-bottom="0.05pt solid #000000"/>
    </style:style>
    <style:style style:name="Tabelle3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none" fo:border-top="none" fo:border-bottom="0.05pt solid #000000"/>
    </style:style>
    <style:style style:name="Tabelle3.D4" style:family="table-cell">
      <style:table-cell-properties fo:padding="0.097cm" fo:border-left="0.05pt solid #000000" fo:border-right="none" fo:border-top="none" fo:border-bottom="0.05pt solid #000000"/>
    </style:style>
    <style:style style:name="Tabelle3.E4" style:family="table-cell">
      <style:table-cell-properties fo:padding="0.097cm" fo:border-left="0.05pt solid #000000" fo:border-right="none" fo:border-top="none" fo:border-bottom="0.05pt solid #000000"/>
    </style:style>
    <style:style style:name="Tabelle3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none" fo:border-top="none" fo:border-bottom="0.05pt solid #000000"/>
    </style:style>
    <style:style style:name="Tabelle3.C5" style:family="table-cell">
      <style:table-cell-properties fo:padding="0.097cm" fo:border-left="0.05pt solid #000000" fo:border-right="none" fo:border-top="none" fo:border-bottom="0.05pt solid #000000"/>
    </style:style>
    <style:style style:name="Tabelle3.D5" style:family="table-cell">
      <style:table-cell-properties fo:padding="0.097cm" fo:border-left="0.05pt solid #000000" fo:border-right="none" fo:border-top="none" fo:border-bottom="0.05pt solid #000000"/>
    </style:style>
    <style:style style:name="Tabelle3.E5" style:family="table-cell">
      <style:table-cell-properties fo:padding="0.097cm" fo:border-left="0.05pt solid #000000" fo:border-right="none" fo:border-top="none" fo:border-bottom="0.05pt solid #000000"/>
    </style:style>
    <style:style style:name="Tabelle3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6" style:family="table-cell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padding="0.097cm" fo:border-left="0.05pt solid #000000" fo:border-right="none" fo:border-top="none" fo:border-bottom="0.05pt solid #000000"/>
    </style:style>
    <style:style style:name="Tabelle3.C6" style:family="table-cell">
      <style:table-cell-properties fo:padding="0.097cm" fo:border-left="0.05pt solid #000000" fo:border-right="none" fo:border-top="none" fo:border-bottom="0.05pt solid #000000"/>
    </style:style>
    <style:style style:name="Tabelle3.D6" style:family="table-cell">
      <style:table-cell-properties fo:padding="0.097cm" fo:border-left="0.05pt solid #000000" fo:border-right="none" fo:border-top="none" fo:border-bottom="0.05pt solid #000000"/>
    </style:style>
    <style:style style:name="Tabelle3.E6" style:family="table-cell">
      <style:table-cell-properties fo:padding="0.097cm" fo:border-left="0.05pt solid #000000" fo:border-right="none" fo:border-top="none" fo:border-bottom="0.05pt solid #000000"/>
    </style:style>
    <style:style style:name="Tabelle3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7" style:family="table-cell">
      <style:table-cell-properties fo:padding="0.097cm" fo:border-left="0.05pt solid #000000" fo:border-right="none" fo:border-top="none" fo:border-bottom="0.05pt solid #000000"/>
    </style:style>
    <style:style style:name="Tabelle3.B7" style:family="table-cell">
      <style:table-cell-properties fo:padding="0.097cm" fo:border-left="0.05pt solid #000000" fo:border-right="none" fo:border-top="none" fo:border-bottom="0.05pt solid #000000"/>
    </style:style>
    <style:style style:name="Tabelle3.C7" style:family="table-cell">
      <style:table-cell-properties fo:padding="0.097cm" fo:border-left="0.05pt solid #000000" fo:border-right="none" fo:border-top="none" fo:border-bottom="0.05pt solid #000000"/>
    </style:style>
    <style:style style:name="Tabelle3.D7" style:family="table-cell">
      <style:table-cell-properties fo:padding="0.097cm" fo:border-left="0.05pt solid #000000" fo:border-right="none" fo:border-top="none" fo:border-bottom="0.05pt solid #000000"/>
    </style:style>
    <style:style style:name="Tabelle3.E7" style:family="table-cell">
      <style:table-cell-properties fo:padding="0.097cm" fo:border-left="0.05pt solid #000000" fo:border-right="none" fo:border-top="none" fo:border-bottom="0.05pt solid #000000"/>
    </style:style>
    <style:style style:name="Tabelle3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8" style:family="table-cell">
      <style:table-cell-properties fo:padding="0.097cm" fo:border-left="0.05pt solid #000000" fo:border-right="none" fo:border-top="none" fo:border-bottom="0.05pt solid #000000"/>
    </style:style>
    <style:style style:name="Tabelle3.B8" style:family="table-cell">
      <style:table-cell-properties fo:padding="0.097cm" fo:border-left="0.05pt solid #000000" fo:border-right="none" fo:border-top="none" fo:border-bottom="0.05pt solid #000000"/>
    </style:style>
    <style:style style:name="Tabelle3.C8" style:family="table-cell">
      <style:table-cell-properties fo:padding="0.097cm" fo:border-left="0.05pt solid #000000" fo:border-right="none" fo:border-top="none" fo:border-bottom="0.05pt solid #000000"/>
    </style:style>
    <style:style style:name="Tabelle3.D8" style:family="table-cell">
      <style:table-cell-properties fo:padding="0.097cm" fo:border-left="0.05pt solid #000000" fo:border-right="none" fo:border-top="none" fo:border-bottom="0.05pt solid #000000"/>
    </style:style>
    <style:style style:name="Tabelle3.E8" style:family="table-cell">
      <style:table-cell-properties fo:padding="0.097cm" fo:border-left="0.05pt solid #000000" fo:border-right="none" fo:border-top="none" fo:border-bottom="0.05pt solid #000000"/>
    </style:style>
    <style:style style:name="Tabelle3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2" style:family="table">
      <style:table-properties style:width="13.102cm" table:align="left" style:writing-mode="lr-tb"/>
    </style:style>
    <style:style style:name="Tabelle12.A" style:family="table-column">
      <style:table-column-properties style:column-width="1.395cm"/>
    </style:style>
    <style:style style:name="Tabelle12.B" style:family="table-column">
      <style:table-column-properties style:column-width="2.415cm"/>
    </style:style>
    <style:style style:name="Tabelle12.C" style:family="table-column">
      <style:table-column-properties style:column-width="3.598cm"/>
    </style:style>
    <style:style style:name="Tabelle12.D" style:family="table-column">
      <style:table-column-properties style:column-width="5.694cm"/>
    </style:style>
    <style:style style:name="Tabelle1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2.D1" style:family="table-cell">
      <style:table-cell-properties fo:background-color="#b2b2b2" fo:padding="0.097cm" fo:border="0.05pt solid #000000">
        <style:background-image/>
      </style:table-cell-properties>
    </style:style>
    <style:style style:name="Tabelle12.A2" style:family="table-cell">
      <style:table-cell-properties fo:padding="0.097cm" fo:border-left="0.05pt solid #000000" fo:border-right="none" fo:border-top="none" fo:border-bottom="0.05pt solid #000000"/>
    </style:style>
    <style:style style:name="Tabelle12.B2" style:family="table-cell">
      <style:table-cell-properties fo:padding="0.097cm" fo:border-left="0.05pt solid #000000" fo:border-right="none" fo:border-top="none" fo:border-bottom="0.05pt solid #000000"/>
    </style:style>
    <style:style style:name="Tabelle12.C2" style:family="table-cell">
      <style:table-cell-properties fo:padding="0.097cm" fo:border-left="0.05pt solid #000000" fo:border-right="none" fo:border-top="none" fo:border-bottom="0.05pt solid #000000"/>
    </style:style>
    <style:style style:name="Tabelle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3" style:family="table">
      <style:table-properties style:width="12.594cm" table:align="left" style:writing-mode="lr-tb"/>
    </style:style>
    <style:style style:name="Tabelle13.A" style:family="table-column">
      <style:table-column-properties style:column-width="1.799cm"/>
    </style:style>
    <style:style style:name="Tabelle13.B" style:family="table-column">
      <style:table-column-properties style:column-width="2.498cm"/>
    </style:style>
    <style:style style:name="Tabelle13.C" style:family="table-column">
      <style:table-column-properties style:column-width="2.307cm"/>
    </style:style>
    <style:style style:name="Tabelle13.D" style:family="table-column">
      <style:table-column-properties style:column-width="2.604cm"/>
    </style:style>
    <style:style style:name="Tabelle13.E" style:family="table-column">
      <style:table-column-properties style:column-width="1.884cm"/>
    </style:style>
    <style:style style:name="Tabelle13.F" style:family="table-column">
      <style:table-column-properties style:column-width="1.503cm"/>
    </style:style>
    <style:style style:name="Tabelle13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3.F1" style:family="table-cell">
      <style:table-cell-properties fo:background-color="#b2b2b2" fo:padding="0.097cm" fo:border="0.05pt solid #000000">
        <style:background-image/>
      </style:table-cell-properties>
    </style:style>
    <style:style style:name="Tabelle13.A2" style:family="table-cell">
      <style:table-cell-properties fo:padding="0.097cm" fo:border-left="0.05pt solid #000000" fo:border-right="none" fo:border-top="none" fo:border-bottom="0.05pt solid #000000"/>
    </style:style>
    <style:style style:name="Tabelle13.B2" style:family="table-cell">
      <style:table-cell-properties fo:padding="0.097cm" fo:border-left="0.05pt solid #000000" fo:border-right="none" fo:border-top="none" fo:border-bottom="0.05pt solid #000000"/>
    </style:style>
    <style:style style:name="Tabelle13.C2" style:family="table-cell">
      <style:table-cell-properties fo:padding="0.097cm" fo:border-left="0.05pt solid #000000" fo:border-right="none" fo:border-top="none" fo:border-bottom="0.05pt solid #000000"/>
    </style:style>
    <style:style style:name="Tabelle13.D2" style:family="table-cell">
      <style:table-cell-properties fo:padding="0.097cm" fo:border-left="0.05pt solid #000000" fo:border-right="none" fo:border-top="none" fo:border-bottom="0.05pt solid #000000"/>
    </style:style>
    <style:style style:name="Tabelle13.E2" style:family="table-cell">
      <style:table-cell-properties fo:padding="0.097cm" fo:border-left="0.05pt solid #000000" fo:border-right="none" fo:border-top="none" fo:border-bottom="0.05pt solid #000000"/>
    </style:style>
    <style:style style:name="Tabelle1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9.991cm" style:rel-column-width="38513*"/>
    </style:style>
    <style:style style:name="Tabelle14.B" style:family="table-column">
      <style:table-column-properties style:column-width="7.01cm" style:rel-column-width="27022*"/>
    </style:style>
    <style:style style:name="Tabelle14.A1" style:family="table-cell">
      <style:table-cell-properties fo:padding="0cm" fo:border="none"/>
    </style:style>
    <style:style style:name="Tabelle15" style:family="table">
      <style:table-properties style:width="7.197cm" table:align="left" style:writing-mode="lr-tb"/>
    </style:style>
    <style:style style:name="Tabelle15.A" style:family="table-column">
      <style:table-column-properties style:column-width="2.709cm"/>
    </style:style>
    <style:style style:name="Tabelle15.B" style:family="table-column">
      <style:table-column-properties style:column-width="2.688cm"/>
    </style:style>
    <style:style style:name="Tabelle15.C" style:family="table-column">
      <style:table-column-properties style:column-width="1.799cm"/>
    </style:style>
    <style:style style:name="Tabelle15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5.C1" style:family="table-cell">
      <style:table-cell-properties fo:background-color="#b2b2b2" fo:padding="0.097cm" fo:border="0.05pt solid #000000">
        <style:background-image/>
      </style:table-cell-properties>
    </style:style>
    <style:style style:name="Tabelle15.A2" style:family="table-cell">
      <style:table-cell-properties fo:padding="0.097cm" fo:border-left="0.05pt solid #000000" fo:border-right="none" fo:border-top="none" fo:border-bottom="0.05pt solid #000000"/>
    </style:style>
    <style:style style:name="Tabelle15.B2" style:family="table-cell">
      <style:table-cell-properties fo:padding="0.097cm" fo:border-left="0.05pt solid #000000" fo:border-right="none" fo:border-top="none" fo:border-bottom="0.05pt solid #000000"/>
    </style:style>
    <style:style style:name="Tabelle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6" style:family="table">
      <style:table-properties style:width="6.498cm" table:align="left" style:writing-mode="lr-tb"/>
    </style:style>
    <style:style style:name="Tabelle16.A" style:family="table-column">
      <style:table-column-properties style:column-width="1.799cm"/>
    </style:style>
    <style:style style:name="Tabelle16.B" style:family="table-column">
      <style:table-column-properties style:column-width="2.498cm"/>
    </style:style>
    <style:style style:name="Tabelle16.C" style:family="table-column">
      <style:table-column-properties style:column-width="2.201cm"/>
    </style:style>
    <style:style style:name="Tabelle16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6.C1" style:family="table-cell">
      <style:table-cell-properties fo:background-color="#b2b2b2" fo:padding="0.097cm" fo:border="0.05pt solid #000000">
        <style:background-image/>
      </style:table-cell-properties>
    </style:style>
    <style:style style:name="Tabelle16.A2" style:family="table-cell">
      <style:table-cell-properties fo:padding="0.097cm" fo:border-left="0.05pt solid #000000" fo:border-right="none" fo:border-top="none" fo:border-bottom="0.05pt solid #000000"/>
    </style:style>
    <style:style style:name="Tabelle16.B2" style:family="table-cell">
      <style:table-cell-properties fo:padding="0.097cm" fo:border-left="0.05pt solid #000000" fo:border-right="none" fo:border-top="none" fo:border-bottom="0.05pt solid #000000"/>
    </style:style>
    <style:style style:name="Tabelle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7" style:family="table">
      <style:table-properties style:width="12.594cm" table:align="left" style:writing-mode="lr-tb"/>
    </style:style>
    <style:style style:name="Tabelle17.A" style:family="table-column">
      <style:table-column-properties style:column-width="1.799cm"/>
    </style:style>
    <style:style style:name="Tabelle17.B" style:family="table-column">
      <style:table-column-properties style:column-width="1.693cm"/>
    </style:style>
    <style:style style:name="Tabelle17.C" style:family="table-column">
      <style:table-column-properties style:column-width="2.498cm"/>
    </style:style>
    <style:style style:name="Tabelle17.D" style:family="table-column">
      <style:table-column-properties style:column-width="1.418cm"/>
    </style:style>
    <style:style style:name="Tabelle17.E" style:family="table-column">
      <style:table-column-properties style:column-width="1.588cm"/>
    </style:style>
    <style:style style:name="Tabelle17.F" style:family="table-column">
      <style:table-column-properties style:column-width="3.598cm"/>
    </style:style>
    <style:style style:name="Tabelle17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7.F1" style:family="table-cell">
      <style:table-cell-properties fo:background-color="#b2b2b2" fo:padding="0.097cm" fo:border="0.05pt solid #000000">
        <style:background-image/>
      </style:table-cell-properties>
    </style:style>
    <style:style style:name="Tabelle17.A2" style:family="table-cell">
      <style:table-cell-properties fo:padding="0.097cm" fo:border-left="0.05pt solid #000000" fo:border-right="none" fo:border-top="none" fo:border-bottom="0.05pt solid #000000"/>
    </style:style>
    <style:style style:name="Tabelle17.B2" style:family="table-cell">
      <style:table-cell-properties fo:padding="0.097cm" fo:border-left="0.05pt solid #000000" fo:border-right="none" fo:border-top="none" fo:border-bottom="0.05pt solid #000000"/>
    </style:style>
    <style:style style:name="Tabelle17.C2" style:family="table-cell">
      <style:table-cell-properties fo:padding="0.097cm" fo:border-left="0.05pt solid #000000" fo:border-right="none" fo:border-top="none" fo:border-bottom="0.05pt solid #000000"/>
    </style:style>
    <style:style style:name="Tabelle17.D2" style:family="table-cell">
      <style:table-cell-properties fo:padding="0.097cm" fo:border-left="0.05pt solid #000000" fo:border-right="none" fo:border-top="none" fo:border-bottom="0.05pt solid #000000"/>
    </style:style>
    <style:style style:name="Tabelle17.E2" style:family="table-cell">
      <style:table-cell-properties fo:padding="0.097cm" fo:border-left="0.05pt solid #000000" fo:border-right="none" fo:border-top="none" fo:border-bottom="0.05pt solid #000000"/>
    </style:style>
    <style:style style:name="Tabelle17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1" fo:font-weight="bold" officeooo:rsid="00330f69" officeooo:paragraph-rsid="00330f69" style:font-weight-asian="bold" style:font-weight-complex="bold"/>
    </style:style>
    <style:style style:name="P2" style:family="paragraph" style:parent-style-name="Table_20_Contents">
      <style:text-properties style:font-name="Liberation Serif1" fo:font-weight="bold" officeooo:rsid="006b80a9" officeooo:paragraph-rsid="00330f69" style:font-weight-asian="bold" style:font-weight-complex="bold"/>
    </style:style>
    <style:style style:name="P3" style:family="paragraph" style:parent-style-name="Table_20_Contents">
      <style:text-properties style:font-name="Liberation Serif1" fo:font-weight="bold" officeooo:rsid="003480e7" officeooo:paragraph-rsid="003480e7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P5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P6" style:family="paragraph" style:parent-style-name="Table_20_Contents">
      <style:text-properties style:font-name="Liberation Serif1" officeooo:rsid="006b80a9" officeooo:paragraph-rsid="00330f69"/>
    </style:style>
    <style:style style:name="P7" style:family="paragraph" style:parent-style-name="Table_20_Contents">
      <loext:graphic-properties draw:fill="none" draw:fill-color="#ffffff"/>
      <style:paragraph-properties fo:background-color="transparent"/>
      <style:text-properties style:font-name="Liberation Serif1" officeooo:rsid="006b80a9" officeooo:paragraph-rsid="00330f69"/>
    </style:style>
    <style:style style:name="P8" style:family="paragraph" style:parent-style-name="Table_20_Contents">
      <style:text-properties style:font-name="Liberation Serif1" officeooo:rsid="006b80a9" officeooo:paragraph-rsid="003480e7"/>
    </style:style>
    <style:style style:name="P9" style:family="paragraph" style:parent-style-name="Table_20_Contents">
      <style:text-properties style:font-name="Liberation Serif1" officeooo:rsid="006b80a9" officeooo:paragraph-rsid="00362289"/>
    </style:style>
    <style:style style:name="P10" style:family="paragraph" style:parent-style-name="Table_20_Contents">
      <style:text-properties style:font-name="Liberation Serif1" officeooo:rsid="0072e0df" officeooo:paragraph-rsid="00330f69"/>
    </style:style>
    <style:style style:name="P11" style:family="paragraph" style:parent-style-name="Table_20_Contents">
      <style:text-properties style:font-name="Liberation Serif1" officeooo:rsid="007ac765" officeooo:paragraph-rsid="00330f69"/>
    </style:style>
    <style:style style:name="P12" style:family="paragraph" style:parent-style-name="Table_20_Contents">
      <style:text-properties style:font-name="Liberation Serif1" style:text-underline-style="solid" style:text-underline-width="auto" style:text-underline-color="font-color" fo:font-weight="bold" officeooo:rsid="006b80a9" officeooo:paragraph-rsid="00330f69" style:font-weight-asian="bold" style:font-weight-complex="bold"/>
    </style:style>
    <style:style style:name="P13" style:family="paragraph" style:parent-style-name="Table_20_Contents">
      <style:text-properties style:font-name="Liberation Serif1" style:text-underline-style="solid" style:text-underline-width="auto" style:text-underline-color="font-color" fo:font-weight="bold" officeooo:rsid="00742a61" officeooo:paragraph-rsid="00330f69" style:font-weight-asian="bold" style:font-weight-complex="bold"/>
    </style:style>
    <style:style style:name="P14" style:family="paragraph" style:parent-style-name="Table_20_Contents">
      <style:text-properties style:font-name="Liberation Serif1" style:text-underline-style="solid" style:text-underline-width="auto" style:text-underline-color="font-color" fo:font-weight="bold" officeooo:rsid="003480e7" officeooo:paragraph-rsid="003480e7" style:font-weight-asian="bold" style:font-weight-complex="bold"/>
    </style:style>
    <style:style style:name="P15" style:family="paragraph" style:parent-style-name="Table_20_Contents">
      <style:text-properties style:font-name="Liberation Serif1" style:text-underline-style="solid" style:text-underline-width="auto" style:text-underline-color="font-color" fo:font-weight="normal" officeooo:rsid="006b80a9" officeooo:paragraph-rsid="00330f69" style:font-weight-asian="normal" style:font-weight-complex="normal"/>
    </style:style>
    <style:style style:name="P16" style:family="paragraph" style:parent-style-name="Table_20_Contents">
      <style:text-properties style:font-name="Liberation Serif1" style:text-underline-style="solid" style:text-underline-width="auto" style:text-underline-color="font-color" fo:font-weight="normal" officeooo:rsid="006b80a9" officeooo:paragraph-rsid="003480e7" style:font-weight-asian="normal" style:font-weight-complex="normal"/>
    </style:style>
    <style:style style:name="P17" style:family="paragraph" style:parent-style-name="Table_20_Contents">
      <style:text-properties style:font-name="Liberation Serif1" fo:font-weight="normal" officeooo:rsid="0075fe3c" officeooo:paragraph-rsid="00330f69" style:font-weight-asian="normal" style:font-weight-complex="normal"/>
    </style:style>
    <style:style style:name="P18" style:family="paragraph" style:parent-style-name="Table_20_Contents">
      <style:text-properties style:font-name="Liberation Serif1" fo:font-weight="normal" officeooo:rsid="006b80a9" officeooo:paragraph-rsid="00330f69" style:font-weight-asian="normal" style:font-weight-complex="normal"/>
    </style:style>
    <style:style style:name="P19" style:family="paragraph" style:parent-style-name="Table_20_Contents">
      <style:text-properties style:font-name="Liberation Serif1" fo:font-weight="normal" officeooo:rsid="006b80a9" officeooo:paragraph-rsid="003480e7" style:font-weight-asian="normal" style:font-weight-complex="normal"/>
    </style:style>
    <style:style style:name="P20" style:family="paragraph" style:parent-style-name="Table_20_Contents">
      <style:text-properties style:font-name="Liberation Serif1" officeooo:rsid="0075fe3c" officeooo:paragraph-rsid="00330f69"/>
    </style:style>
    <style:style style:name="P21" style:family="paragraph" style:parent-style-name="Table_20_Contents">
      <style:text-properties style:font-name="Liberation Serif1" officeooo:paragraph-rsid="00330f69"/>
    </style:style>
    <style:style style:name="P22" style:family="paragraph" style:parent-style-name="Table_20_Contents">
      <style:text-properties style:font-name="Liberation Serif1" style:text-underline-style="none" fo:font-weight="normal" officeooo:rsid="007055cf" officeooo:paragraph-rsid="00330f69" style:font-weight-asian="normal" style:font-weight-complex="normal"/>
    </style:style>
    <style:style style:name="P23" style:family="paragraph" style:parent-style-name="Table_20_Contents">
      <style:text-properties style:font-name="Liberation Serif1" style:text-underline-style="none" fo:font-weight="normal" officeooo:rsid="006b80a9" officeooo:paragraph-rsid="00330f69" style:font-weight-asian="normal" style:font-weight-complex="normal"/>
    </style:style>
    <style:style style:name="P24" style:family="paragraph" style:parent-style-name="Table_20_Contents">
      <style:text-properties style:font-name="Liberation Serif1" style:text-underline-style="none" fo:font-weight="normal" officeooo:rsid="006b80a9" officeooo:paragraph-rsid="0038fc0d" style:font-weight-asian="normal" style:font-weight-complex="normal"/>
    </style:style>
    <style:style style:name="P25" style:family="paragraph" style:parent-style-name="Table_20_Contents">
      <style:text-properties style:font-name="Liberation Serif1" style:text-underline-style="none" fo:font-weight="normal" officeooo:rsid="003480e7" officeooo:paragraph-rsid="003480e7" style:font-weight-asian="normal" style:font-weight-complex="normal"/>
    </style:style>
    <style:style style:name="P26" style:family="paragraph" style:parent-style-name="Table_20_Contents">
      <style:text-properties style:font-name="Liberation Serif1" style:text-underline-style="none" fo:font-weight="normal" officeooo:rsid="003480e7" officeooo:paragraph-rsid="0038fc0d" style:font-weight-asian="normal" style:font-weight-complex="normal"/>
    </style:style>
    <style:style style:name="P27" style:family="paragraph" style:parent-style-name="Table_20_Contents">
      <style:text-properties style:font-name="Liberation Serif1" style:text-underline-style="none" fo:font-weight="normal" officeooo:rsid="00385a5d" officeooo:paragraph-rsid="0038fc0d" style:font-weight-asian="normal" style:font-weight-complex="normal"/>
    </style:style>
    <style:style style:name="P28" style:family="paragraph" style:parent-style-name="Table_20_Contents">
      <style:text-properties style:font-name="Liberation Serif1" style:text-underline-style="none" fo:font-weight="normal" officeooo:rsid="0038fc0d" officeooo:paragraph-rsid="0038fc0d" style:font-weight-asian="normal" style:font-weight-complex="normal"/>
    </style:style>
    <style:style style:name="P29" style:family="paragraph" style:parent-style-name="Table_20_Contents">
      <style:text-properties style:font-name="Liberation Serif1" style:text-underline-style="none" fo:font-weight="normal" officeooo:rsid="003b488b" officeooo:paragraph-rsid="003b488b" style:font-weight-asian="normal" style:font-weight-complex="normal"/>
    </style:style>
    <style:style style:name="P30" style:family="paragraph" style:parent-style-name="Table_20_Contents">
      <style:text-properties style:font-name="Liberation Serif1" officeooo:rsid="006cd5ce" officeooo:paragraph-rsid="00330f69"/>
    </style:style>
    <style:style style:name="P31" style:family="paragraph" style:parent-style-name="Table_20_Contents">
      <style:text-properties style:font-name="Liberation Serif1" officeooo:rsid="006cd5ce" officeooo:paragraph-rsid="00362289"/>
    </style:style>
    <style:style style:name="P32" style:family="paragraph" style:parent-style-name="Table_20_Contents">
      <style:text-properties style:font-name="Liberation Serif1" officeooo:rsid="0078683b" officeooo:paragraph-rsid="00330f69"/>
    </style:style>
    <style:style style:name="P33" style:family="paragraph" style:parent-style-name="Table_20_Contents">
      <style:text-properties style:font-name="Liberation Serif1" officeooo:rsid="00362289" officeooo:paragraph-rsid="00362289"/>
    </style:style>
    <style:style style:name="P34" style:family="paragraph" style:parent-style-name="Standard">
      <style:text-properties style:font-name="Liberation Serif1" fo:font-size="12pt" officeooo:rsid="006e63f7" officeooo:paragraph-rsid="00330f69" style:font-size-asian="12pt" style:font-size-complex="12pt"/>
    </style:style>
    <style:style style:name="P35" style:family="paragraph" style:parent-style-name="Standard">
      <style:text-properties style:font-name="Liberation Serif1" fo:font-size="12pt" officeooo:rsid="007015f0" officeooo:paragraph-rsid="00330f69" style:font-size-asian="12pt" style:font-size-complex="12pt"/>
    </style:style>
    <style:style style:name="P36" style:family="paragraph" style:parent-style-name="Standard">
      <style:text-properties style:font-name="Liberation Serif1" fo:font-size="12pt" officeooo:rsid="007015f0" officeooo:paragraph-rsid="00362289" style:font-size-asian="12pt" style:font-size-complex="12pt"/>
    </style:style>
    <style:style style:name="P37" style:family="paragraph" style:parent-style-name="Standard">
      <style:text-properties style:font-name="Liberation Serif1" fo:font-size="12pt" officeooo:rsid="006b80a9" officeooo:paragraph-rsid="00330f69" style:font-size-asian="12pt" style:font-size-complex="12pt"/>
    </style:style>
    <style:style style:name="P38" style:family="paragraph" style:parent-style-name="Standard">
      <style:text-properties style:font-name="Liberation Serif1" fo:font-size="12pt" officeooo:rsid="006b80a9" officeooo:paragraph-rsid="003480e7" style:font-size-asian="12pt" style:font-size-complex="12pt"/>
    </style:style>
    <style:style style:name="P39" style:family="paragraph" style:parent-style-name="Standard">
      <style:text-properties style:font-name="Liberation Serif1" fo:font-size="12pt" officeooo:rsid="006b80a9" officeooo:paragraph-rsid="0038fc0d" style:font-size-asian="12pt" style:font-size-complex="12pt"/>
    </style:style>
    <style:style style:name="P40" style:family="paragraph" style:parent-style-name="Standard">
      <style:text-properties style:font-name="Liberation Serif1" fo:font-size="12pt" officeooo:rsid="007055cf" officeooo:paragraph-rsid="00330f69" style:font-size-asian="12pt" style:font-size-complex="12pt"/>
    </style:style>
    <style:style style:name="P41" style:family="paragraph" style:parent-style-name="Standard">
      <style:text-properties style:font-name="Liberation Serif1" fo:font-size="12pt" officeooo:rsid="00742a61" officeooo:paragraph-rsid="00330f69" style:font-size-asian="12pt" style:font-size-complex="12pt"/>
    </style:style>
    <style:style style:name="P42" style:family="paragraph" style:parent-style-name="Standard">
      <style:text-properties style:font-name="Liberation Serif1" fo:font-size="12pt" officeooo:rsid="00742a61" officeooo:paragraph-rsid="00383709" style:font-size-asian="12pt" style:font-size-complex="12pt"/>
    </style:style>
    <style:style style:name="P43" style:family="paragraph" style:parent-style-name="Standard">
      <style:text-properties style:font-name="Liberation Serif1" fo:font-size="12pt" officeooo:rsid="0076adde" officeooo:paragraph-rsid="00330f69" style:font-size-asian="12pt" style:font-size-complex="12pt"/>
    </style:style>
    <style:style style:name="P44" style:family="paragraph" style:parent-style-name="Standard">
      <style:text-properties style:font-name="Liberation Serif1" fo:font-size="12pt" officeooo:rsid="00772816" officeooo:paragraph-rsid="00330f69" style:font-size-asian="12pt" style:font-size-complex="12pt"/>
    </style:style>
    <style:style style:name="P45" style:family="paragraph" style:parent-style-name="Standard">
      <style:text-properties style:font-name="Liberation Serif1" fo:font-size="12pt" officeooo:rsid="0078683b" officeooo:paragraph-rsid="00330f69" style:font-size-asian="12pt" style:font-size-complex="12pt"/>
    </style:style>
    <style:style style:name="P46" style:family="paragraph" style:parent-style-name="Standard">
      <style:text-properties style:font-name="Liberation Serif1" fo:font-size="12pt" officeooo:rsid="0078683b" officeooo:paragraph-rsid="0038fc0d" style:font-size-asian="12pt" style:font-size-complex="12pt"/>
    </style:style>
    <style:style style:name="P47" style:family="paragraph" style:parent-style-name="Standard">
      <style:text-properties style:font-name="Liberation Serif1" fo:font-size="12pt" officeooo:rsid="00385a5d" officeooo:paragraph-rsid="0038fc0d" style:font-size-asian="12pt" style:font-size-complex="12pt"/>
    </style:style>
    <style:style style:name="P48" style:family="paragraph" style:parent-style-name="Standard">
      <style:text-properties style:font-name="Liberation Serif1" fo:font-size="12pt" officeooo:rsid="0038fc0d" officeooo:paragraph-rsid="0038fc0d" style:font-size-asian="12pt" style:font-size-complex="12pt"/>
    </style:style>
    <style:style style:name="P49" style:family="paragraph" style:parent-style-name="Standard">
      <style:text-properties style:font-name="Liberation Serif1" fo:font-size="12pt" fo:font-weight="bold" officeooo:rsid="0078683b" officeooo:paragraph-rsid="00330f69" style:font-size-asian="12pt" style:font-weight-asian="bold" style:font-size-complex="12pt" style:font-weight-complex="bold"/>
    </style:style>
    <style:style style:name="P50" style:family="paragraph" style:parent-style-name="Standard">
      <style:text-properties style:font-name="Liberation Serif1" fo:font-size="12pt" fo:font-style="normal" fo:font-weight="bold" officeooo:rsid="00385a5d" officeooo:paragraph-rsid="0038fc0d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text-properties style:font-name="Liberation Serif1" fo:font-size="14pt" fo:font-weight="bold" officeooo:rsid="007055cf" officeooo:paragraph-rsid="00330f69" style:font-size-asian="14pt" style:font-weight-asian="bold" style:font-size-complex="14pt" style:font-weight-complex="bold"/>
    </style:style>
    <style:style style:name="P52" style:family="paragraph" style:parent-style-name="Standard">
      <style:text-properties style:font-name="Liberation Serif1" fo:font-size="14pt" fo:font-weight="bold" officeooo:rsid="006e63f7" officeooo:paragraph-rsid="00362289" style:font-size-asian="14pt" style:font-weight-asian="bold" style:font-size-complex="14pt" style:font-weight-complex="bold"/>
    </style:style>
    <style:style style:name="P53" style:family="paragraph" style:parent-style-name="Standard">
      <style:text-properties style:font-name="Liberation Serif1" fo:font-size="14pt" fo:font-weight="bold" officeooo:rsid="0078683b" officeooo:paragraph-rsid="00330f69" style:font-size-asian="14pt" style:font-weight-asian="bold" style:font-size-complex="14pt" style:font-weight-complex="bold"/>
    </style:style>
    <style:style style:name="P54" style:family="paragraph" style:parent-style-name="Standard">
      <style:text-properties style:font-name="Liberation Serif1" fo:font-size="14pt" fo:font-weight="bold" officeooo:rsid="0078683b" officeooo:paragraph-rsid="0038fc0d" style:font-size-asian="14pt" style:font-weight-asian="bold" style:font-size-complex="14pt" style:font-weight-complex="bold"/>
    </style:style>
    <style:style style:name="P55" style:family="paragraph" style:parent-style-name="Standard">
      <style:text-properties style:font-name="Liberation Serif1" fo:font-size="14pt" officeooo:rsid="0078683b" officeooo:paragraph-rsid="00330f69" style:font-size-asian="14pt" style:font-size-complex="14pt"/>
    </style:style>
    <style:style style:name="P56" style:family="paragraph" style:parent-style-name="Standard">
      <style:paragraph-properties fo:text-align="start" style:justify-single-word="false"/>
      <style:text-properties style:font-name="Liberation Serif1" fo:font-size="10pt" fo:font-weight="normal" officeooo:rsid="01e03e6a" officeooo:paragraph-rsid="00383709" style:font-size-asian="10pt" style:font-weight-asian="normal" style:font-size-complex="10pt" style:font-weight-complex="normal"/>
    </style:style>
    <style:style style:name="P57" style:family="paragraph" style:parent-style-name="Standard">
      <style:text-properties style:font-name="Liberation Serif1" fo:font-size="10pt" officeooo:rsid="00716333" officeooo:paragraph-rsid="00383709" style:font-size-asian="8.75pt" style:font-size-complex="10pt"/>
    </style:style>
    <style:style style:name="P58" style:family="paragraph" style:parent-style-name="Standard">
      <style:paragraph-properties fo:margin-top="0cm" fo:margin-bottom="0.199cm" loext:contextual-spacing="false"/>
      <style:text-properties style:font-name="Liberation Serif1" fo:font-size="12pt" fo:font-style="normal" fo:font-weight="bold" officeooo:rsid="006b80a9" officeooo:paragraph-rsid="00330f69" style:font-size-asian="12pt" style:font-style-asian="normal" style:font-weight-asian="bold" style:font-size-complex="12pt" style:font-style-complex="normal" style:font-weight-complex="bold"/>
    </style:style>
    <style:style style:name="P59" style:family="paragraph" style:parent-style-name="Standard">
      <style:paragraph-properties fo:margin-top="0cm" fo:margin-bottom="0.199cm" loext:contextual-spacing="false"/>
      <style:text-properties style:font-name="Liberation Serif1" fo:font-size="12pt" fo:font-style="normal" fo:font-weight="bold" officeooo:rsid="006b80a9" officeooo:paragraph-rsid="003480e7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Standard">
      <style:paragraph-properties fo:margin-top="0cm" fo:margin-bottom="0.199cm" loext:contextual-spacing="false"/>
      <style:text-properties style:font-name="Liberation Serif1" fo:font-size="12pt" fo:font-style="normal" fo:font-weight="bold" officeooo:rsid="006b80a9" officeooo:paragraph-rsid="0038fc0d" style:font-size-asian="12pt" style:font-style-asian="normal" style:font-weight-asian="bold" style:font-size-complex="12pt" style:font-style-complex="normal" style:font-weight-complex="bold"/>
    </style:style>
    <style:style style:name="P61" style:family="paragraph" style:parent-style-name="Standard">
      <style:paragraph-properties fo:margin-top="0cm" fo:margin-bottom="0.199cm" loext:contextual-spacing="false"/>
      <style:text-properties style:font-name="Liberation Serif1" fo:font-size="12pt" fo:font-style="normal" fo:font-weight="bold" officeooo:rsid="006cd5ce" officeooo:paragraph-rsid="00330f69" style:font-size-asian="12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style:paragraph-properties fo:margin-top="0cm" fo:margin-bottom="0.199cm" loext:contextual-spacing="false"/>
      <style:text-properties style:font-name="Liberation Serif1" fo:font-size="12pt" fo:font-style="normal" fo:font-weight="bold" officeooo:rsid="006cd5ce" officeooo:paragraph-rsid="00362289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Standard">
      <style:paragraph-properties fo:margin-top="0cm" fo:margin-bottom="0.199cm" loext:contextual-spacing="false"/>
      <style:text-properties style:font-name="Liberation Serif1" fo:font-size="12pt" fo:font-style="normal" fo:font-weight="bold" officeooo:rsid="00385a5d" officeooo:paragraph-rsid="0038fc0d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style:paragraph-properties fo:margin-top="0cm" fo:margin-bottom="0.199cm" loext:contextual-spacing="false"/>
      <style:text-properties style:font-name="Liberation Serif1" fo:font-size="12pt" fo:font-style="normal" fo:font-weight="bold" officeooo:rsid="0038fc0d" officeooo:paragraph-rsid="0038fc0d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style:paragraph-properties fo:margin-top="0cm" fo:margin-bottom="0.199cm" loext:contextual-spacing="false"/>
      <style:text-properties style:font-name="Liberation Serif1" fo:font-size="12pt" officeooo:rsid="0078683b" officeooo:paragraph-rsid="0038fc0d" style:font-size-asian="12pt" style:font-size-complex="12pt"/>
    </style:style>
    <style:style style:name="P66" style:family="paragraph" style:parent-style-name="Standard">
      <style:paragraph-properties fo:margin-top="0cm" fo:margin-bottom="0cm" loext:contextual-spacing="false"/>
      <style:text-properties style:font-name="Liberation Serif1" fo:font-size="12pt" officeooo:rsid="007015f0" officeooo:paragraph-rsid="00330f69" style:font-size-asian="12pt" style:font-size-complex="12pt"/>
    </style:style>
    <style:style style:name="P67" style:family="paragraph" style:parent-style-name="Standard">
      <style:paragraph-properties fo:break-before="page"/>
      <style:text-properties style:font-name="Liberation Serif1" fo:font-size="14pt" officeooo:rsid="00742a61" officeooo:paragraph-rsid="00330f69" style:font-size-asian="14pt" style:font-size-complex="14pt"/>
    </style:style>
    <style:style style:name="P68" style:family="paragraph" style:parent-style-name="Standard" style:master-page-name="Standard">
      <style:paragraph-properties style:page-number="auto"/>
      <style:text-properties style:font-name="Liberation Serif1" fo:font-size="14pt" fo:font-weight="bold" officeooo:rsid="006e63f7" officeooo:paragraph-rsid="00330f69" style:font-size-asian="14pt" style:font-weight-asian="bold" style:font-size-complex="14pt" style:font-weight-complex="bold"/>
    </style:style>
    <style:style style:name="P69" style:family="paragraph">
      <style:paragraph-properties fo:text-align="center"/>
    </style:style>
    <style:style style:name="P70" style:family="paragraph">
      <loext:graphic-properties draw:fill="none" draw:fill-color="#ffffff"/>
      <style:text-properties style:font-name="Liberation Serif1"/>
    </style:style>
    <style:style style:name="P7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30f69"/>
    </style:style>
    <style:style style:name="T2" style:family="text">
      <style:text-properties officeooo:rsid="00742a6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055cf" style:font-weight-asian="bold" style:font-weight-complex="bold"/>
    </style:style>
    <style:style style:name="T5" style:family="text">
      <style:text-properties fo:font-weight="bold" officeooo:rsid="003480e7" style:font-weight-asian="bold" style:font-weight-complex="bold"/>
    </style:style>
    <style:style style:name="T6" style:family="text">
      <style:text-properties fo:font-weight="bold" officeooo:rsid="0038fc0d" style:font-weight-asian="bold" style:font-weight-complex="bold"/>
    </style:style>
    <style:style style:name="T7" style:family="text">
      <style:text-properties officeooo:rsid="0072e0df"/>
    </style:style>
    <style:style style:name="T8" style:family="text">
      <style:text-properties officeooo:rsid="007ac765"/>
    </style:style>
    <style:style style:name="T9" style:family="text">
      <style:text-properties officeooo:rsid="0070c569"/>
    </style:style>
    <style:style style:name="T10" style:family="text">
      <style:text-properties officeooo:rsid="0076adde"/>
    </style:style>
    <style:style style:name="T11" style:family="text">
      <style:text-properties style:text-underline-style="none"/>
    </style:style>
    <style:style style:name="T12" style:family="text">
      <style:text-properties officeooo:rsid="003480e7"/>
    </style:style>
    <style:style style:name="T13" style:family="text">
      <style:text-properties officeooo:rsid="00362289"/>
    </style:style>
    <style:style style:name="T14" style:family="text">
      <style:text-properties officeooo:rsid="007015f0"/>
    </style:style>
    <style:style style:name="T15" style:family="text">
      <style:text-properties officeooo:rsid="00383709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840c47" style:font-style-asian="normal" style:font-style-complex="normal"/>
    </style:style>
    <style:style style:name="T19" style:family="text">
      <style:text-properties fo:font-style="normal" officeooo:rsid="00433024" style:font-style-asian="normal" style:font-style-complex="normal"/>
    </style:style>
    <style:style style:name="T20" style:family="text">
      <style:text-properties fo:font-style="normal" officeooo:rsid="004259cd" style:font-style-asian="normal" style:font-style-complex="normal"/>
    </style:style>
    <style:style style:name="T21" style:family="text">
      <style:text-properties fo:font-style="normal" officeooo:rsid="003fa25e" style:font-style-asian="normal" style:font-style-complex="normal"/>
    </style:style>
    <style:style style:name="T22" style:family="text">
      <style:text-properties fo:font-style="normal" officeooo:rsid="00383709" style:font-style-asian="normal" style:font-style-complex="normal"/>
    </style:style>
    <style:style style:name="T23" style:family="text">
      <style:text-properties officeooo:rsid="00385a5d"/>
    </style:style>
    <style:style style:name="T24" style:family="text">
      <style:text-properties officeooo:rsid="0038fc0d"/>
    </style:style>
    <style:style style:name="T25" style:family="text">
      <style:text-properties officeooo:rsid="003ae6e9"/>
    </style:style>
    <style:style style:name="T26" style:family="text">
      <style:text-properties officeooo:rsid="003cd900"/>
    </style:style>
    <style:style style:name="T27" style:family="text">
      <style:text-properties style:font-name="Liberation Serif1"/>
    </style:style>
    <style:style style:name="gr1" style:family="graphic">
      <style:graphic-properties svg:stroke-color="#000000" draw:marker-end="Arrow" draw:marker-end-width="0.2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end="Arrow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Primärschlüssel</text:p>
      <text:p text:style-name="P34"/>
      <text:p text:style-name="P35"><text:span text:style-name="T2">Im bisherigen Datenbankentwurf des Online-Buchhandels </text:span>besteht noch <text:span text:style-name="T2">ein Problem: </text:span>die Daten <text:span text:style-name="T13">sind</text:span> <text:span text:style-name="T3">nicht immer eindeutig</text:span>. Zum Beispiel gibt es oft Menschen, die den gleichen Namen haben. Wenn z.B. zwei Personen mit dem Namen „Marco Schmitz“ den Online-Buchhandel nutzen, kann man aus der <text:span text:style-name="T13">T</text:span>abelle <text:span text:style-name="T13">der</text:span> Bestellungen nicht herleiten, welcher Marco Schmitz das Buch Momo bestellt hat (und von welchem Konto das Geld abgehoben w<text:span text:style-name="T13">erden soll</text:span>).</text:p>
      <text:p text:style-name="P37"/>
      <text:p text:style-name="P58">Kunde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6">Name</text:p>
          </table:table-cell>
          <table:table-cell table:style-name="Tabelle2.A1" office:value-type="string">
            <text:p text:style-name="P6">Emailadresse</text:p>
          </table:table-cell>
          <table:table-cell table:style-name="Tabelle2.A1" office:value-type="string">
            <text:p text:style-name="P6">Passwort</text:p>
          </table:table-cell>
          <table:table-cell table:style-name="Tabelle2.D1" office:value-type="string">
            <text:p text:style-name="P6">Kontonummer</text:p>
          </table:table-cell>
        </table:table-row>
        <table:table-row>
          <table:table-cell table:style-name="Tabelle2.A3" office:value-type="string">
            <text:p text:style-name="P6"><draw:path text:anchor-type="paragraph" draw:z-index="2" draw:name="Form1" draw:style-name="gr2" draw:text-style-name="P69" svg:width="2.69cm" svg:height="2.257cm" draw:transform="skewX (-0.082205007768933) rotate (0.77248272693269) translate (1.14838795113145cm 1.99992805996147cm)" svg:viewBox="0 0 2691 2258" svg:d="M0 2258c2334 3 2691-2258 2691-2258"><text:p/></draw:path>Marco Schmitz</text:p>
          </table:table-cell>
          <table:table-cell table:style-name="Tabelle2.B2" office:value-type="string">
            <text:p text:style-name="P6">mschmitz@web.de</text:p>
          </table:table-cell>
          <table:table-cell table:style-name="Tabelle2.C3" office:value-type="string">
            <text:p text:style-name="P6">12345</text:p>
          </table:table-cell>
          <table:table-cell table:style-name="Tabelle2.D2" office:value-type="string">
            <text:p text:style-name="P6">DE221011125456001</text:p>
          </table:table-cell>
        </table:table-row>
        <table:table-row>
          <table:table-cell table:style-name="Tabelle2.A3" office:value-type="string">
            <text:p text:style-name="P10"><draw:path text:anchor-type="paragraph" draw:z-index="3" draw:name="Form1" draw:style-name="gr2" draw:text-style-name="P69" svg:width="1.771cm" svg:height="1.395cm" draw:transform="skewX (0.297927703315432) rotate (0.961501884923676) translate (1.95818819022704cm 1.65434453495002cm)" svg:viewBox="0 0 1772 1396" svg:d="M0 1396c1537 2 1772-1396 1772-1396"><text:p/></draw:path>Marco Schmitz</text:p>
          </table:table-cell>
          <table:table-cell table:style-name="Tabelle2.B3" office:value-type="string">
            <text:p text:style-name="P10">marco2000@gmail.com</text:p>
          </table:table-cell>
          <table:table-cell table:style-name="Tabelle2.C3" office:value-type="string">
            <text:p text:style-name="P11">qwerty</text:p>
          </table:table-cell>
          <table:table-cell table:style-name="Tabelle2.D3" office:value-type="string">
            <text:p text:style-name="P6">DE<text:span text:style-name="T7">342349204658431</text:span></text:p>
          </table:table-cell>
        </table:table-row>
      </table:table>
      <text:p text:style-name="P37"><draw:frame text:anchor-type="paragraph" draw:z-index="4" draw:name="Form2" draw:style-name="gr3" draw:text-style-name="P70" svg:width="0.657cm" svg:height="0.489cm" svg:x="3.59cm" svg:y="0.314cm"><draw:text-box><text:p><text:span text:style-name="T27">?</text:span></text:p></draw:text-box></draw:frame></text:p>
      <text:p text:style-name="P62">Bestellung</text:p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9">Name</text:p>
          </table:table-cell>
          <table:table-cell table:style-name="Tabelle11.A1" office:value-type="string">
            <text:p text:style-name="P31"><text:span text:style-name="T14">T</text:span>itel</text:p>
          </table:table-cell>
          <table:table-cell table:style-name="Tabelle11.C1" office:value-type="string">
            <text:p text:style-name="P31">Anzahl</text:p>
          </table:table-cell>
        </table:table-row>
        <table:table-row>
          <table:table-cell table:style-name="Tabelle11.A2" office:value-type="string">
            <text:p text:style-name="P9">Marco Schmitz</text:p>
          </table:table-cell>
          <table:table-cell table:style-name="Tabelle11.B2" office:value-type="string">
            <text:p text:style-name="P31">Momo</text:p>
          </table:table-cell>
          <table:table-cell table:style-name="Tabelle11.C2" office:value-type="string">
            <text:p text:style-name="P31">2</text:p>
          </table:table-cell>
        </table:table-row>
      </table:table>
      <text:p text:style-name="P52"/>
      <text:p text:style-name="P66"/>
      <text:p text:style-name="P35">Deswegen benötigt man in Datenbanken für jede <text:span text:style-name="T8">Entität</text:span> eine Information, die <text:span text:style-name="T3">eindeutig</text:span> ist, also nie zweimal vorkommt. <text:span text:style-name="T12">Außerdem sollte diese Information </text:span><text:span text:style-name="T5">nicht veränderlich</text:span><text:span text:style-name="T12"> sein.</text:span></text:p>
      <text:p text:style-name="P37"/>
      <text:p text:style-name="P36">Für die Entitäten der Kunden könnte das zum Beispiel die Emailadresse sein, denn es gibt jede Emailadresse nur einmal. <text:span text:style-name="T12">Jedoch ist hier Vorsicht geboten: die Emailadresse eines Kunden kann sich ändern. Dann könnte man frühere Bestellungen mit der alten Emailadresse nicht mehr dem Kunden zuordnen. Stattdessen</text:span> könnte <text:span text:style-name="T12">man </text:span>eine eindeutige Kundennummer einführen.</text:p>
      <text:p text:style-name="P35"><text:span text:style-name="T8">Auch</text:span> für Bücher ist der Titel nicht eindeutig. <text:span text:style-name="T13">Oft </text:span>gibt <text:span text:style-name="T13">es</text:span> unterschiedliche Ausgaben, <text:span text:style-name="T13">z.B.</text:span> <text:span text:style-name="T9">eine </text:span>gebunden<text:span text:style-name="T9">e</text:span> und <text:span text:style-name="T9">eine </text:span>als Taschenbuch. <text:span text:style-name="T13">D</text:span>ie ISBN <text:span text:style-name="T13">wäre stattdessen </text:span>eine eindeutige Information.</text:p>
      <text:p text:style-name="P35"/>
      <text:p text:style-name="P35">Eine Spalte, die jede <text:span text:style-name="T8">Entität</text:span> eindeutig kennzeichnet, nennt man in Datenbanken einen <text:span text:style-name="T3">Primärschlüssel</text:span>. Jede Tabelle <text:span text:style-name="T9">einer Datenbank</text:span> <text:span text:style-name="T9">sollte</text:span> einen Primärschlüssel <text:span text:style-name="T9">haben</text:span>. </text:p>
      <text:p text:style-name="P35">Die Überschrift dieser Spalte wird unterstrichen, um den Primärschlüssel zu kennzeichnen:</text:p>
      <text:p text:style-name="P37"/>
      <text:p text:style-name="P37"/>
      <text:p text:style-name="P58">Kunde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row>
          <table:table-cell table:style-name="Tabelle7.A1" office:value-type="string">
            <text:p text:style-name="P14">KdNr</text:p>
          </table:table-cell>
          <table:table-cell table:style-name="Tabelle7.A1" office:value-type="string">
            <text:p text:style-name="P6">Name</text:p>
          </table:table-cell>
          <table:table-cell table:style-name="Tabelle7.A1" office:value-type="string">
            <text:p text:style-name="P15">Emailadresse</text:p>
          </table:table-cell>
          <table:table-cell table:style-name="Tabelle7.A1" office:value-type="string">
            <text:p text:style-name="P6">Passwort</text:p>
          </table:table-cell>
          <table:table-cell table:style-name="Tabelle7.E1" office:value-type="string">
            <text:p text:style-name="P6">Kontonummer</text:p>
          </table:table-cell>
        </table:table-row>
        <table:table-row>
          <table:table-cell table:style-name="Tabelle7.A2" office:value-type="string">
            <text:p text:style-name="P3">1</text:p>
          </table:table-cell>
          <table:table-cell table:style-name="Tabelle7.B2" office:value-type="string">
            <text:p text:style-name="P6">Marco Schmitz</text:p>
          </table:table-cell>
          <table:table-cell table:style-name="Tabelle7.C2" office:value-type="string">
            <text:p text:style-name="P18">mschmitz@web.de</text:p>
          </table:table-cell>
          <table:table-cell table:style-name="Tabelle7.D2" office:value-type="string">
            <text:p text:style-name="P6">12345</text:p>
          </table:table-cell>
          <table:table-cell table:style-name="Tabelle7.E2" office:value-type="string">
            <text:p text:style-name="P6">DE221011125456001</text:p>
          </table:table-cell>
        </table:table-row>
        <table:table-row>
          <table:table-cell table:style-name="Tabelle7.A3" office:value-type="string">
            <text:p text:style-name="P3">2</text:p>
          </table:table-cell>
          <table:table-cell table:style-name="Tabelle7.B3" office:value-type="string">
            <text:p text:style-name="P6">Kerstin Klein</text:p>
          </table:table-cell>
          <table:table-cell table:style-name="Tabelle7.C3" office:value-type="string">
            <text:p text:style-name="P18">kerstin2000@gmx.de</text:p>
          </table:table-cell>
          <table:table-cell table:style-name="Tabelle7.D3" office:value-type="string">
            <text:p text:style-name="P6">78910</text:p>
          </table:table-cell>
          <table:table-cell table:style-name="Tabelle7.E3" office:value-type="string">
            <text:p text:style-name="P6">DE517843928130101</text:p>
          </table:table-cell>
        </table:table-row>
      </table:table>
      <text:p text:style-name="P37"/>
      <text:p text:style-name="P58">Buch</text:p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E"/>
        <table:table-row>
          <table:table-cell table:style-name="Tabelle8.A1" office:value-type="string">
            <text:p text:style-name="P6">Titel</text:p>
          </table:table-cell>
          <table:table-cell table:style-name="Tabelle8.A1" office:value-type="string">
            <text:p text:style-name="P6">Autor</text:p>
          </table:table-cell>
          <table:table-cell table:style-name="Tabelle8.A1" office:value-type="string">
            <text:p text:style-name="P12">ISBN</text:p>
          </table:table-cell>
          <table:table-cell table:style-name="Tabelle8.A1" office:value-type="string">
            <text:p text:style-name="P6">Preis</text:p>
          </table:table-cell>
          <table:table-cell table:style-name="Tabelle8.E1" office:value-type="string">
            <text:p text:style-name="P6">Verfügbar</text:p>
          </table:table-cell>
        </table:table-row>
        <table:table-row>
          <table:table-cell table:style-name="Tabelle8.A3" office:value-type="string">
            <text:p text:style-name="P33">Der kleine Hobbit</text:p>
          </table:table-cell>
          <table:table-cell table:style-name="Tabelle8.B2" office:value-type="string">
            <text:p text:style-name="P33">J.R.R. Tolkien</text:p>
          </table:table-cell>
          <table:table-cell table:style-name="Tabelle8.C3" office:value-type="string">
            <text:p text:style-name="P2">12-131-41516</text:p>
          </table:table-cell>
          <table:table-cell table:style-name="Tabelle8.D2" office:value-type="string">
            <text:p text:style-name="P6">1<text:span text:style-name="T13">0</text:span>,99</text:p>
          </table:table-cell>
          <table:table-cell table:style-name="Tabelle8.E2" office:value-type="string">
            <text:p text:style-name="P6">25</text:p>
          </table:table-cell>
        </table:table-row>
        <table:table-row>
          <table:table-cell table:style-name="Tabelle8.A3" office:value-type="string">
            <text:p text:style-name="P6">Momo</text:p>
          </table:table-cell>
          <table:table-cell table:style-name="Tabelle8.B3" office:value-type="string">
            <text:p text:style-name="P6">Michael Ende</text:p>
          </table:table-cell>
          <table:table-cell table:style-name="Tabelle8.C3" office:value-type="string">
            <text:p text:style-name="P2">14-234-59608</text:p>
          </table:table-cell>
          <table:table-cell table:style-name="Tabelle8.D3" office:value-type="string">
            <text:p text:style-name="P6">24,99</text:p>
          </table:table-cell>
          <table:table-cell table:style-name="Tabelle8.E3" office:value-type="string">
            <text:p text:style-name="P6">15</text:p>
          </table:table-cell>
        </table:table-row>
      </table:table>
      <text:p text:style-name="P34"/>
      <text:p text:style-name="P51"/>
      <text:p text:style-name="P67"><text:span text:style-name="T4">P</text:span><text:span text:style-name="T3">rimärschlüssel aus mehreren Spalten</text:span></text:p>
      <text:p text:style-name="P40"/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office:value-type="string">
            <text:p text:style-name="P42">In manchen Fällen bestehen Primärschlüssel aus mehreren Spalten. Im <text:span text:style-name="T15">abgebildeten</text:span> Beispiel <text:span text:style-name="T10">ist die Spalte „Name“ nicht eindeutig, es gibt zwei Personen mit dem Namen Marco Schmitz. Die Spalte „Geburtsdatum“ nicht ebenfalls nicht eindeutig, es gibt zwei Personen, die am</text:span></text:p>
          </table:table-cell>
          <table:table-cell table:style-name="Tabelle9.A1" office:value-type="string">
            <text:p text:style-name="P41"/>
          </table:table-cell>
          <table:table-cell table:style-name="Tabelle9.A1" office:value-type="string">
            <table:table table:name="Tabelle10" table:style-name="Tabelle10">
              <table:table-column table:style-name="Tabelle10.A"/>
              <table:table-column table:style-name="Tabelle10.B"/>
              <table:table-column table:style-name="Tabelle10.C"/>
              <table:table-row>
                <table:table-cell table:style-name="Tabelle10.A1" office:value-type="string">
                  <text:p text:style-name="P12">Name</text:p>
                </table:table-cell>
                <table:table-cell table:style-name="Tabelle10.A1" office:value-type="string">
                  <text:p text:style-name="P13">Geburtsdatum</text:p>
                </table:table-cell>
                <table:table-cell table:style-name="Tabelle10.C1" office:value-type="string">
                  <text:p text:style-name="P7">...</text:p>
                </table:table-cell>
              </table:table-row>
              <table:table-row>
                <table:table-cell table:style-name="Tabelle10.A4" office:value-type="string">
                  <text:p text:style-name="P6">Marco Schmitz</text:p>
                </table:table-cell>
                <table:table-cell table:style-name="Tabelle10.B2" office:value-type="string">
                  <text:p text:style-name="P17">01.07.1964</text:p>
                </table:table-cell>
                <table:table-cell table:style-name="Tabelle10.C2" office:value-type="string">
                  <text:p text:style-name="P6">...</text:p>
                </table:table-cell>
              </table:table-row>
              <table:table-row>
                <table:table-cell table:style-name="Tabelle10.A4" office:value-type="string">
                  <text:p text:style-name="P20">Marco Schmitz</text:p>
                </table:table-cell>
                <table:table-cell table:style-name="Tabelle10.B3" office:value-type="string">
                  <text:p text:style-name="P17">20.11.1988</text:p>
                </table:table-cell>
                <table:table-cell table:style-name="Tabelle10.C3" office:value-type="string">
                  <text:p text:style-name="P6">...</text:p>
                </table:table-cell>
              </table:table-row>
              <table:table-row>
                <table:table-cell table:style-name="Tabelle10.A4" office:value-type="string">
                  <text:p text:style-name="P6">Kerstin Klein</text:p>
                </table:table-cell>
                <table:table-cell table:style-name="Tabelle10.B4" office:value-type="string">
                  <text:p text:style-name="P17">20.11.1988</text:p>
                </table:table-cell>
                <table:table-cell table:style-name="Tabelle10.C4" office:value-type="string">
                  <text:p text:style-name="P6">...</text:p>
                </table:table-cell>
              </table:table-row>
            </table:table>
            <text:p text:style-name="P21"/>
          </table:table-cell>
        </table:table-row>
      </table:table>
      <text:p text:style-name="P43">die am gleichen Tag Geburtstag haben. </text:p>
      <text:p text:style-name="P41"/>
      <text:p text:style-name="P43">Zusammen sind die Information aber eindeutig <text:span text:style-name="T8">(</text:span>wenn wir annehmen, dass keine zwei Menschen mit dem gleichen Namen auch noch am gleichen Tag Geburtstag haben<text:span text:style-name="T8">).</text:span></text:p>
      <text:p text:style-name="P41"/>
      <text:p text:style-name="P40"/>
      <text:p text:style-name="P51">Fremdschlüssel</text:p>
      <text:p text:style-name="P40"/>
      <text:p text:style-name="P40"><text:span text:style-name="T8">Der Beziehungstyp „Bestellung“ </text:span>verwendet <text:span text:style-name="T9">Daten aus den Primärschlüsseln der beiden Entitätstypen, nämlich die KdNr aus der Tabelle Kunde und die ISBN aus der Tabelle Buch.</text:span></text:p>
      <text:p text:style-name="P40">Wenn eine Tabelle Daten aus den Primärschlüssel-<text:span text:style-name="T9">Spalten</text:span> anderer Tabellen verwendet, <text:span text:style-name="T9">heißen diese Spalten </text:span><text:span text:style-name="T3">Fremdschlüssel</text:span>. </text:p>
      <text:p text:style-name="P40">Für die Tabelle „Bestellung“ sind die Spalten „<text:span text:style-name="T26">KdNr</text:span>“ und „ISBN“ also Fremdschlüssel.</text:p>
      <text:p text:style-name="P40"/>
      <text:p text:style-name="P59">Kunde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14"><draw:line text:anchor-type="paragraph" draw:z-index="1" draw:style-name="gr1" draw:text-style-name="P69" svg:x1="0.73cm" svg:y1="0.473cm" svg:x2="1.386cm" svg:y2="6.781cm"><text:p/></draw:line>KdNr</text:p>
          </table:table-cell>
          <table:table-cell table:style-name="Tabelle4.A1" office:value-type="string">
            <text:p text:style-name="P8">Name</text:p>
          </table:table-cell>
          <table:table-cell table:style-name="Tabelle4.A1" office:value-type="string">
            <text:p text:style-name="P16">Emailadresse</text:p>
          </table:table-cell>
          <table:table-cell table:style-name="Tabelle4.A1" office:value-type="string">
            <text:p text:style-name="P8">Passwort</text:p>
          </table:table-cell>
          <table:table-cell table:style-name="Tabelle4.E1" office:value-type="string">
            <text:p text:style-name="P8">Kontonummer</text:p>
          </table:table-cell>
        </table:table-row>
        <table:table-row>
          <table:table-cell table:style-name="Tabelle4.A2" office:value-type="string">
            <text:p text:style-name="P3">1</text:p>
          </table:table-cell>
          <table:table-cell table:style-name="Tabelle4.B2" office:value-type="string">
            <text:p text:style-name="P8">Marco Schmitz</text:p>
          </table:table-cell>
          <table:table-cell table:style-name="Tabelle4.C2" office:value-type="string">
            <text:p text:style-name="P19">mschmitz@web.de</text:p>
          </table:table-cell>
          <table:table-cell table:style-name="Tabelle4.D2" office:value-type="string">
            <text:p text:style-name="P8">12345</text:p>
          </table:table-cell>
          <table:table-cell table:style-name="Tabelle4.E2" office:value-type="string">
            <text:p text:style-name="P8">DE221011125456001</text:p>
          </table:table-cell>
        </table:table-row>
        <table:table-row>
          <table:table-cell table:style-name="Tabelle4.A3" office:value-type="string">
            <text:p text:style-name="P3">2</text:p>
          </table:table-cell>
          <table:table-cell table:style-name="Tabelle4.B3" office:value-type="string">
            <text:p text:style-name="P8">Kerstin Klein</text:p>
          </table:table-cell>
          <table:table-cell table:style-name="Tabelle4.C3" office:value-type="string">
            <text:p text:style-name="P19">kerstin2000@gmx.de</text:p>
          </table:table-cell>
          <table:table-cell table:style-name="Tabelle4.D3" office:value-type="string">
            <text:p text:style-name="P8">78910</text:p>
          </table:table-cell>
          <table:table-cell table:style-name="Tabelle4.E3" office:value-type="string">
            <text:p text:style-name="P8">DE517843928130101</text:p>
          </table:table-cell>
        </table:table-row>
      </table:table>
      <text:p text:style-name="P38"/>
      <text:p text:style-name="P58">Buch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row>
          <table:table-cell table:style-name="Tabelle5.A1" office:value-type="string">
            <text:p text:style-name="P6"><draw:line text:anchor-type="paragraph" draw:z-index="0" draw:style-name="gr1" draw:text-style-name="P69" svg:x1="10.086cm" svg:y1="0.51cm" svg:x2="3.884cm" svg:y2="3.516cm"><text:p/></draw:line>Titel</text:p>
          </table:table-cell>
          <table:table-cell table:style-name="Tabelle5.A1" office:value-type="string">
            <text:p text:style-name="P6">Autor</text:p>
          </table:table-cell>
          <table:table-cell table:style-name="Tabelle5.A1" office:value-type="string">
            <text:p text:style-name="P12">ISBN</text:p>
          </table:table-cell>
          <table:table-cell table:style-name="Tabelle5.A1" office:value-type="string">
            <text:p text:style-name="P6">Preis</text:p>
          </table:table-cell>
          <table:table-cell table:style-name="Tabelle5.E1" office:value-type="string">
            <text:p text:style-name="P6">Verfügbar</text:p>
          </table:table-cell>
        </table:table-row>
        <table:table-row>
          <table:table-cell table:style-name="Tabelle5.A3" office:value-type="string">
            <text:p text:style-name="P6">Sputnik Sweetheart</text:p>
          </table:table-cell>
          <table:table-cell table:style-name="Tabelle5.B2" office:value-type="string">
            <text:p text:style-name="P6">Murakami Haruki</text:p>
          </table:table-cell>
          <table:table-cell table:style-name="Tabelle5.C3" office:value-type="string">
            <text:p text:style-name="P2">12-131-41516</text:p>
          </table:table-cell>
          <table:table-cell table:style-name="Tabelle5.D2" office:value-type="string">
            <text:p text:style-name="P6">19,99</text:p>
          </table:table-cell>
          <table:table-cell table:style-name="Tabelle5.E2" office:value-type="string">
            <text:p text:style-name="P6">25</text:p>
          </table:table-cell>
        </table:table-row>
        <table:table-row>
          <table:table-cell table:style-name="Tabelle5.A3" office:value-type="string">
            <text:p text:style-name="P6">Momo</text:p>
          </table:table-cell>
          <table:table-cell table:style-name="Tabelle5.B3" office:value-type="string">
            <text:p text:style-name="P6">Michael Ende</text:p>
          </table:table-cell>
          <table:table-cell table:style-name="Tabelle5.C3" office:value-type="string">
            <text:p text:style-name="P2">14-234-59608</text:p>
          </table:table-cell>
          <table:table-cell table:style-name="Tabelle5.D3" office:value-type="string">
            <text:p text:style-name="P6">24,99</text:p>
          </table:table-cell>
          <table:table-cell table:style-name="Tabelle5.E3" office:value-type="string">
            <text:p text:style-name="P6">15</text:p>
          </table:table-cell>
        </table:table-row>
      </table:table>
      <text:p text:style-name="P37"/>
      <text:p text:style-name="P61">Bestellung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25">KdNr</text:p>
          </table:table-cell>
          <table:table-cell table:style-name="Tabelle6.A1" office:value-type="string">
            <text:p text:style-name="P22">ISBN</text:p>
          </table:table-cell>
          <table:table-cell table:style-name="Tabelle6.C1" office:value-type="string">
            <text:p text:style-name="P30">Anzahl</text:p>
          </table:table-cell>
        </table:table-row>
        <table:table-row>
          <table:table-cell table:style-name="Tabelle6.A3" office:value-type="string">
            <text:p text:style-name="P25">1</text:p>
          </table:table-cell>
          <table:table-cell table:style-name="Tabelle6.B2" office:value-type="string">
            <text:p text:style-name="P23">14-234-59608</text:p>
          </table:table-cell>
          <table:table-cell table:style-name="Tabelle6.C2" office:value-type="string">
            <text:p text:style-name="P30">2</text:p>
          </table:table-cell>
        </table:table-row>
        <table:table-row>
          <table:table-cell table:style-name="Tabelle6.A3" office:value-type="string">
            <text:p text:style-name="P25">2</text:p>
          </table:table-cell>
          <table:table-cell table:style-name="Tabelle6.B3" office:value-type="string">
            <text:p text:style-name="P23">12-131-41516</text:p>
          </table:table-cell>
          <table:table-cell table:style-name="Tabelle6.C3" office:value-type="string">
            <text:p text:style-name="P30">1</text:p>
          </table:table-cell>
        </table:table-row>
      </table:table>
      <text:p text:style-name="P34"/>
      <text:p text:style-name="P49"/>
      <text:p text:style-name="P53">Aufgabe 1</text:p>
      <text:p text:style-name="P41"/>
      <text:p text:style-name="P42">Fremdschlüssel <text:span text:style-name="T10">sind nicht immer auch</text:span><text:span text:style-name="T11"> Primärschlüssel</text:span>. </text:p>
      <text:p text:style-name="P42">Überlege, warum für die Tabelle Bestellung die Spalten Emailadresse und ISBN zusammen keinen Primärschlüssel darstellen. </text:p>
      <text:p text:style-name="P44">Wie könnte man die Tabelle „Bestellung“ um einen Primärschlüssel erweitern?</text:p>
      <text:p text:style-name="P44"/>
      <text:p text:style-name="P55"><text:soft-page-break/><text:span text:style-name="T3">Aufgabe </text:span><text:span text:style-name="T6">2</text:span></text:p>
      <text:p text:style-name="P45"/>
      <text:p text:style-name="P46">Die folgende Tabelle enthält den Wochenplan einer Sprachschule. </text:p>
      <text:p text:style-name="P46">Überlege, welche Spalten zusammen einen Datensatz eindeutig kennzeichnen und damit als Primärschlüssel in Frage kommen <text:span text:style-name="T24">(</text:span>ohne eine weitere Spalte hinzuzufügen<text:span text:style-name="T24">)</text:span>.</text:p>
      <text:p text:style-name="P45"/>
      <text:p text:style-name="P45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row>
          <table:table-cell table:style-name="Tabelle3.A1" office:value-type="string">
            <text:p text:style-name="P32">KursNr</text:p>
          </table:table-cell>
          <table:table-cell table:style-name="Tabelle3.A1" office:value-type="string">
            <text:p text:style-name="P32">Kurs</text:p>
          </table:table-cell>
          <table:table-cell table:style-name="Tabelle3.A1" office:value-type="string">
            <text:p text:style-name="P32">Dozent</text:p>
          </table:table-cell>
          <table:table-cell table:style-name="Tabelle3.A1" office:value-type="string">
            <text:p text:style-name="P32">Tag</text:p>
          </table:table-cell>
          <table:table-cell table:style-name="Tabelle3.A1" office:value-type="string">
            <text:p text:style-name="P32">Zeit</text:p>
          </table:table-cell>
          <table:table-cell table:style-name="Tabelle3.F1" office:value-type="string">
            <text:p text:style-name="P32">Raum</text:p>
          </table:table-cell>
        </table:table-row>
        <table:table-row>
          <table:table-cell table:style-name="Tabelle3.A8" office:value-type="string">
            <text:p text:style-name="P32">Frz_1</text:p>
          </table:table-cell>
          <table:table-cell table:style-name="Tabelle3.B8" office:value-type="string">
            <text:p text:style-name="P32">Französisch Basis</text:p>
          </table:table-cell>
          <table:table-cell table:style-name="Tabelle3.C2" office:value-type="string">
            <text:p text:style-name="P32">Le Clerc</text:p>
          </table:table-cell>
          <table:table-cell table:style-name="Tabelle3.D8" office:value-type="string">
            <text:p text:style-name="P32">Montag</text:p>
          </table:table-cell>
          <table:table-cell table:style-name="Tabelle3.E8" office:value-type="string">
            <text:p text:style-name="P32">19:00</text:p>
          </table:table-cell>
          <table:table-cell table:style-name="Tabelle3.F2" office:value-type="string">
            <text:p text:style-name="P32">E12</text:p>
          </table:table-cell>
        </table:table-row>
        <table:table-row>
          <table:table-cell table:style-name="Tabelle3.A8" office:value-type="string">
            <text:p text:style-name="P32">Frz_1</text:p>
          </table:table-cell>
          <table:table-cell table:style-name="Tabelle3.B8" office:value-type="string">
            <text:p text:style-name="P32">Französisch Basis</text:p>
          </table:table-cell>
          <table:table-cell table:style-name="Tabelle3.C3" office:value-type="string">
            <text:p text:style-name="P32">Le Clerc</text:p>
          </table:table-cell>
          <table:table-cell table:style-name="Tabelle3.D8" office:value-type="string">
            <text:p text:style-name="P32">Donnerstag</text:p>
          </table:table-cell>
          <table:table-cell table:style-name="Tabelle3.E8" office:value-type="string">
            <text:p text:style-name="P32">17:00</text:p>
          </table:table-cell>
          <table:table-cell table:style-name="Tabelle3.F3" office:value-type="string">
            <text:p text:style-name="P32">C03</text:p>
          </table:table-cell>
        </table:table-row>
        <table:table-row>
          <table:table-cell table:style-name="Tabelle3.A8" office:value-type="string">
            <text:p text:style-name="P32">Frz_2</text:p>
          </table:table-cell>
          <table:table-cell table:style-name="Tabelle3.B8" office:value-type="string">
            <text:p text:style-name="P32">Französisch Basis</text:p>
          </table:table-cell>
          <table:table-cell table:style-name="Tabelle3.C8" office:value-type="string">
            <text:p text:style-name="P32">Perignon</text:p>
          </table:table-cell>
          <table:table-cell table:style-name="Tabelle3.D8" office:value-type="string">
            <text:p text:style-name="P32">Montag</text:p>
          </table:table-cell>
          <table:table-cell table:style-name="Tabelle3.E8" office:value-type="string">
            <text:p text:style-name="P32">19:00</text:p>
          </table:table-cell>
          <table:table-cell table:style-name="Tabelle3.F8" office:value-type="string">
            <text:p text:style-name="P32">C03</text:p>
          </table:table-cell>
        </table:table-row>
        <table:table-row>
          <table:table-cell table:style-name="Tabelle3.A8" office:value-type="string">
            <text:p text:style-name="P32">Frz_2</text:p>
          </table:table-cell>
          <table:table-cell table:style-name="Tabelle3.B8" office:value-type="string">
            <text:p text:style-name="P32">Französisch Basis</text:p>
          </table:table-cell>
          <table:table-cell table:style-name="Tabelle3.C8" office:value-type="string">
            <text:p text:style-name="P32">Perignon</text:p>
          </table:table-cell>
          <table:table-cell table:style-name="Tabelle3.D8" office:value-type="string">
            <text:p text:style-name="P32">Mittwoch</text:p>
          </table:table-cell>
          <table:table-cell table:style-name="Tabelle3.E8" office:value-type="string">
            <text:p text:style-name="P32">20:00</text:p>
          </table:table-cell>
          <table:table-cell table:style-name="Tabelle3.F8" office:value-type="string">
            <text:p text:style-name="P32">C03</text:p>
          </table:table-cell>
        </table:table-row>
        <table:table-row>
          <table:table-cell table:style-name="Tabelle3.A8" office:value-type="string">
            <text:p text:style-name="P32">Frz_3</text:p>
          </table:table-cell>
          <table:table-cell table:style-name="Tabelle3.B8" office:value-type="string">
            <text:p text:style-name="P32">Französisch Aufbau</text:p>
          </table:table-cell>
          <table:table-cell table:style-name="Tabelle3.C8" office:value-type="string">
            <text:p text:style-name="P32">Le Clerc</text:p>
          </table:table-cell>
          <table:table-cell table:style-name="Tabelle3.D8" office:value-type="string">
            <text:p text:style-name="P32">Dienstag</text:p>
          </table:table-cell>
          <table:table-cell table:style-name="Tabelle3.E8" office:value-type="string">
            <text:p text:style-name="P32">18:00</text:p>
          </table:table-cell>
          <table:table-cell table:style-name="Tabelle3.F8" office:value-type="string">
            <text:p text:style-name="P32">B04</text:p>
          </table:table-cell>
        </table:table-row>
        <table:table-row>
          <table:table-cell table:style-name="Tabelle3.A8" office:value-type="string">
            <text:p text:style-name="P32">Sp_1</text:p>
          </table:table-cell>
          <table:table-cell table:style-name="Tabelle3.B8" office:value-type="string">
            <text:p text:style-name="P32">Spanisch Basis</text:p>
          </table:table-cell>
          <table:table-cell table:style-name="Tabelle3.C8" office:value-type="string">
            <text:p text:style-name="P32">Marquez</text:p>
          </table:table-cell>
          <table:table-cell table:style-name="Tabelle3.D8" office:value-type="string">
            <text:p text:style-name="P32">Freitag</text:p>
          </table:table-cell>
          <table:table-cell table:style-name="Tabelle3.E8" office:value-type="string">
            <text:p text:style-name="P32">19:00</text:p>
          </table:table-cell>
          <table:table-cell table:style-name="Tabelle3.F8" office:value-type="string">
            <text:p text:style-name="P32">E12</text:p>
          </table:table-cell>
        </table:table-row>
        <table:table-row>
          <table:table-cell table:style-name="Tabelle3.A8" office:value-type="string">
            <text:p text:style-name="P32">Sp_2</text:p>
          </table:table-cell>
          <table:table-cell table:style-name="Tabelle3.B8" office:value-type="string">
            <text:p text:style-name="P32">Spanisch Aufbau</text:p>
          </table:table-cell>
          <table:table-cell table:style-name="Tabelle3.C8" office:value-type="string">
            <text:p text:style-name="P32">Marquez</text:p>
          </table:table-cell>
          <table:table-cell table:style-name="Tabelle3.D8" office:value-type="string">
            <text:p text:style-name="P32">Dienstag</text:p>
          </table:table-cell>
          <table:table-cell table:style-name="Tabelle3.E8" office:value-type="string">
            <text:p text:style-name="P32">18:00</text:p>
          </table:table-cell>
          <table:table-cell table:style-name="Tabelle3.F8" office:value-type="string">
            <text:p text:style-name="P32">C03</text:p>
          </table:table-cell>
        </table:table-row>
      </table:table>
      <text:p text:style-name="P45"/>
      <text:p text:style-name="P44"/>
      <text:p text:style-name="P54">Aufgabe <text:span text:style-name="T24">3</text:span></text:p>
      <text:p text:style-name="P46"/>
      <text:p text:style-name="P47">Für die folgenden Entitäts- und Beziehungstabellen <text:span text:style-name="T24">gehören zur Datenbank einer Fluggesellschaft.</text:span></text:p>
      <text:p text:style-name="P48">Es ist jeweils ein Beispieldatensatz abgebildet.</text:p>
      <text:p text:style-name="P47"><text:span text:style-name="T24">B</text:span>estimme <text:span text:style-name="T25">für jede Tabelle</text:span> einen Primärschlüssel, <text:span text:style-name="T24">ohne weitere Spalten hinzuzufügen.</text:span></text:p>
      <text:p text:style-name="P47">Markiere außerdem, bei welchen Spalten es sich um Fremdschlüssel handelt.</text:p>
      <text:p text:style-name="P46"/>
      <text:p text:style-name="P60">Kunde</text:p>
      <table:table table:name="Tabelle12" table:style-name="Tabelle12">
        <table:table-column table:style-name="Tabelle12.A"/>
        <table:table-column table:style-name="Tabelle12.B"/>
        <table:table-column table:style-name="Tabelle12.C"/>
        <table:table-column table:style-name="Tabelle12.D"/>
        <table:table-row>
          <table:table-cell table:style-name="Tabelle12.A1" office:value-type="string">
            <text:p text:style-name="P26">KdNr</text:p>
          </table:table-cell>
          <table:table-cell table:style-name="Tabelle12.A1" office:value-type="string">
            <text:p text:style-name="P24">Name</text:p>
          </table:table-cell>
          <table:table-cell table:style-name="Tabelle12.A1" office:value-type="string">
            <text:p text:style-name="P24">Emailadresse</text:p>
          </table:table-cell>
          <table:table-cell table:style-name="Tabelle12.D1" office:value-type="string">
            <text:p text:style-name="P27">Adresse</text:p>
          </table:table-cell>
        </table:table-row>
        <table:table-row>
          <table:table-cell table:style-name="Tabelle12.A2" office:value-type="string">
            <text:p text:style-name="P27">001</text:p>
          </table:table-cell>
          <table:table-cell table:style-name="Tabelle12.B2" office:value-type="string">
            <text:p text:style-name="P27">Jens Koch</text:p>
          </table:table-cell>
          <table:table-cell table:style-name="Tabelle12.C2" office:value-type="string">
            <text:p text:style-name="P24"><text:span text:style-name="T23">koch</text:span>@<text:span text:style-name="T23">yahoo.de</text:span></text:p>
          </table:table-cell>
          <table:table-cell table:style-name="Tabelle12.D2" office:value-type="string">
            <text:p text:style-name="P27">Stammstraße 10, 50823 Köln</text:p>
          </table:table-cell>
        </table:table-row>
      </table:table>
      <text:p text:style-name="P39"/>
      <text:p text:style-name="P63">Fluglinie</text:p>
      <table:table table:name="Tabelle13" table:style-name="Tabelle13">
        <table:table-column table:style-name="Tabelle13.A"/>
        <table:table-column table:style-name="Tabelle13.B"/>
        <table:table-column table:style-name="Tabelle13.C"/>
        <table:table-column table:style-name="Tabelle13.D"/>
        <table:table-column table:style-name="Tabelle13.E"/>
        <table:table-column table:style-name="Tabelle13.F"/>
        <table:table-row>
          <table:table-cell table:style-name="Tabelle13.A1" office:value-type="string">
            <text:p text:style-name="P29">FlugNr</text:p>
          </table:table-cell>
          <table:table-cell table:style-name="Tabelle13.A1" office:value-type="string">
            <text:p text:style-name="P27">Start</text:p>
          </table:table-cell>
          <table:table-cell table:style-name="Tabelle13.A1" office:value-type="string">
            <text:p text:style-name="P27">Ziel</text:p>
          </table:table-cell>
          <table:table-cell table:style-name="Tabelle13.A1" office:value-type="string">
            <text:p text:style-name="P27">Wochentag</text:p>
          </table:table-cell>
          <table:table-cell table:style-name="Tabelle13.A1" office:value-type="string">
            <text:p text:style-name="P27">Startzeit</text:p>
          </table:table-cell>
          <table:table-cell table:style-name="Tabelle13.F1" office:value-type="string">
            <text:p text:style-name="P27">Dauer</text:p>
          </table:table-cell>
        </table:table-row>
        <table:table-row>
          <table:table-cell table:style-name="Tabelle13.A2" office:value-type="string">
            <text:p text:style-name="P27">231</text:p>
          </table:table-cell>
          <table:table-cell table:style-name="Tabelle13.B2" office:value-type="string">
            <text:p text:style-name="P27">Frankfurt</text:p>
          </table:table-cell>
          <table:table-cell table:style-name="Tabelle13.C2" office:value-type="string">
            <text:p text:style-name="P27">Dubai</text:p>
          </table:table-cell>
          <table:table-cell table:style-name="Tabelle13.D2" office:value-type="string">
            <text:p text:style-name="P27">Mo</text:p>
          </table:table-cell>
          <table:table-cell table:style-name="Tabelle13.E2" office:value-type="string">
            <text:p text:style-name="P27">12:00</text:p>
          </table:table-cell>
          <table:table-cell table:style-name="Tabelle13.F2" office:value-type="string">
            <text:p text:style-name="P27">4:30</text:p>
          </table:table-cell>
        </table:table-row>
      </table:table>
      <text:p text:style-name="P39"/>
      <table:table table:name="Tabelle14" table:style-name="Tabelle14">
        <table:table-column table:style-name="Tabelle14.A"/>
        <table:table-column table:style-name="Tabelle14.B"/>
        <table:table-row>
          <table:table-cell table:style-name="Tabelle14.A1" office:value-type="string">
            <text:p text:style-name="P63">Flugzeug</text:p>
            <table:table table:name="Tabelle15" table:style-name="Tabelle15">
              <table:table-column table:style-name="Tabelle15.A"/>
              <table:table-column table:style-name="Tabelle15.B"/>
              <table:table-column table:style-name="Tabelle15.C"/>
              <table:table-row>
                <table:table-cell table:style-name="Tabelle15.A1" office:value-type="string">
                  <text:p text:style-name="P27">FlugzeugNr</text:p>
                </table:table-cell>
                <table:table-cell table:style-name="Tabelle15.A1" office:value-type="string">
                  <text:p text:style-name="P27">Modell</text:p>
                </table:table-cell>
                <table:table-cell table:style-name="Tabelle15.C1" office:value-type="string">
                  <text:p text:style-name="P28">Plätze</text:p>
                </table:table-cell>
              </table:table-row>
              <table:table-row>
                <table:table-cell table:style-name="Tabelle15.A2" office:value-type="string">
                  <text:p text:style-name="P27">A1123</text:p>
                </table:table-cell>
                <table:table-cell table:style-name="Tabelle15.B2" office:value-type="string">
                  <text:p text:style-name="P27">Airbus A30<text:span text:style-name="T24">0</text:span></text:p>
                </table:table-cell>
                <table:table-cell table:style-name="Tabelle15.C2" office:value-type="string">
                  <text:p text:style-name="P28">280</text:p>
                </table:table-cell>
              </table:table-row>
            </table:table>
            <text:p text:style-name="P50"/>
          </table:table-cell>
          <table:table-cell table:style-name="Tabelle14.A1" office:value-type="string">
            <text:p text:style-name="P63">Flug</text:p>
            <table:table table:name="Tabelle16" table:style-name="Tabelle16">
              <table:table-column table:style-name="Tabelle16.A"/>
              <table:table-column table:style-name="Tabelle16.B"/>
              <table:table-column table:style-name="Tabelle16.C"/>
              <table:table-row>
                <table:table-cell table:style-name="Tabelle16.A1" office:value-type="string">
                  <text:p text:style-name="P27">FlugNr</text:p>
                </table:table-cell>
                <table:table-cell table:style-name="Tabelle16.A1" office:value-type="string">
                  <text:p text:style-name="P28">Datum</text:p>
                </table:table-cell>
                <table:table-cell table:style-name="Tabelle16.C1" office:value-type="string">
                  <text:p text:style-name="P28">Flugzeug</text:p>
                </table:table-cell>
              </table:table-row>
              <table:table-row>
                <table:table-cell table:style-name="Tabelle16.A2" office:value-type="string">
                  <text:p text:style-name="P27">231</text:p>
                </table:table-cell>
                <table:table-cell table:style-name="Tabelle16.B2" office:value-type="string">
                  <text:p text:style-name="P28">04.08.2020</text:p>
                </table:table-cell>
                <table:table-cell table:style-name="Tabelle16.C2" office:value-type="string">
                  <text:p text:style-name="P28">A1123</text:p>
                </table:table-cell>
              </table:table-row>
            </table:table>
            <text:p text:style-name="P46"/>
          </table:table-cell>
        </table:table-row>
      </table:table>
      <text:p text:style-name="P39"/>
      <text:p text:style-name="P64">Buchung</text:p>
      <table:table table:name="Tabelle17" table:style-name="Tabelle17">
        <table:table-column table:style-name="Tabelle17.A"/>
        <table:table-column table:style-name="Tabelle17.B"/>
        <table:table-column table:style-name="Tabelle17.C"/>
        <table:table-column table:style-name="Tabelle17.D"/>
        <table:table-column table:style-name="Tabelle17.E"/>
        <table:table-column table:style-name="Tabelle17.F"/>
        <table:table-row>
          <table:table-cell table:style-name="Tabelle17.A1" office:value-type="string">
            <text:p text:style-name="P27">FlugNr</text:p>
          </table:table-cell>
          <table:table-cell table:style-name="Tabelle17.A1" office:value-type="string">
            <text:p text:style-name="P28">KdNr</text:p>
          </table:table-cell>
          <table:table-cell table:style-name="Tabelle17.A1" office:value-type="string">
            <text:p text:style-name="P28">Datum</text:p>
          </table:table-cell>
          <table:table-cell table:style-name="Tabelle17.A1" office:value-type="string">
            <text:p text:style-name="P28">Platz</text:p>
          </table:table-cell>
          <table:table-cell table:style-name="Tabelle17.A1" office:value-type="string">
            <text:p text:style-name="P28">Preis</text:p>
          </table:table-cell>
          <table:table-cell table:style-name="Tabelle17.F1" office:value-type="string">
            <text:p text:style-name="P28">Zahlungsmittel</text:p>
          </table:table-cell>
        </table:table-row>
        <table:table-row>
          <table:table-cell table:style-name="Tabelle17.A2" office:value-type="string">
            <text:p text:style-name="P27">231</text:p>
          </table:table-cell>
          <table:table-cell table:style-name="Tabelle17.B2" office:value-type="string">
            <text:p text:style-name="P28">001</text:p>
          </table:table-cell>
          <table:table-cell table:style-name="Tabelle17.C2" office:value-type="string">
            <text:p text:style-name="P28">04.08.2020</text:p>
          </table:table-cell>
          <table:table-cell table:style-name="Tabelle17.D2" office:value-type="string">
            <text:p text:style-name="P28">19</text:p>
          </table:table-cell>
          <table:table-cell table:style-name="Tabelle17.E2" office:value-type="string">
            <text:p text:style-name="P28">199,0</text:p>
          </table:table-cell>
          <table:table-cell table:style-name="Tabelle17.F2" office:value-type="string">
            <text:p text:style-name="P28">Kreditkarte</text:p>
          </table:table-cell>
        </table:table-row>
      </table:table>
      <text:p text:style-name="P65"/>
      <text:p text:style-name="P45"/>
      <text:p text:style-name="P57"><draw:frame text:anchor-type="paragraph" draw:z-index="5" draw:name="Form1" draw:style-name="gr4" draw:text-style-name="P71" svg:width="1.795cm" svg:height="0.63cm" svg:x="15.196cm" svg:y="0.242cm"><draw:image xlink:href="Pictures/10000000000000580000001F196641809BB809C4.png" xlink:type="simple" xlink:show="embed" xlink:actuate="onLoad" loext:mime-type="image/png"><text:p/></draw:image></draw:frame></text:p>
      <text:p text:style-name="P56"><text:span text:style-name="T16">Autor: </text:span><text:span text:style-name="T17">Christian Pothmann – </text:span><text:a xlink:type="simple" xlink:href="https://cpothmann.de/" text:style-name="Internet_20_link" text:visited-style-name="Visited_20_Internet_20_Link"><text:span text:style-name="T17">c</text:span></text:a><text:a xlink:type="simple" xlink:href="https://cpothmann.de/" text:style-name="Internet_20_link" text:visited-style-name="Visited_20_Internet_20_Link"><text:span text:style-name="T18">pothmann.de</text:span></text:a><text:span text:style-name="T18">, </text:span><text:span text:style-name="T19">f</text:span><text:span text:style-name="T17">reigegeben unter </text:span><text:a xlink:type="simple" xlink:href="https://creativecommons.org/licenses/by-nc-sa/4.0/" text:style-name="Internet_20_link" text:visited-style-name="Visited_20_Internet_20_Link"><text:span text:style-name="T17">CC BY-NC-SA 4.0</text:span></text:a><text:span text:style-name="T17">, </text:span><text:span text:style-name="T20">Ju</text:span><text:span text:style-name="T22">l</text:span><text:span text:style-name="T20">i</text:span><text:span text:style-name="T21">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1" fo:font-weight="bold" officeooo:rsid="00330f69" officeooo:paragraph-rsid="00330f69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MT1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Primär- und Fremdschlüssel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– <text:span text:style-name="MT1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11-03T13:55:31.492000000</dc:date>
    <meta:editing-duration>PT4H28M24S</meta:editing-duration>
    <meta:editing-cycles>42</meta:editing-cycles>
    <meta:generator>LibreOffice/6.2.5.2$Windows_X86_64 LibreOffice_project/1ec314fa52f458adc18c4f025c545a4e8b22c159</meta:generator>
    <meta:document-statistic meta:table-count="17" meta:image-count="0" meta:object-count="0" meta:page-count="3" meta:paragraph-count="234" meta:word-count="680" meta:character-count="4791" meta:non-whitespace-character-count="4337"/>
  </office:meta>
</office:document-meta>
</file>